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115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3.006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3.253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89cm"/>
    </style:style>
    <style:style style:name="co12" style:family="table-column">
      <style:table-column-properties fo:break-before="auto" style:column-width="3.06cm"/>
    </style:style>
    <style:style style:name="co13" style:family="table-column">
      <style:table-column-properties fo:break-before="auto" style:column-width="1.776cm"/>
    </style:style>
    <style:style style:name="co14" style:family="table-column">
      <style:table-column-properties fo:break-before="auto" style:column-width="3.552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c5000b"/>
    </style:style>
    <style:style style:name="ce3" style:family="table-cell" style:parent-style-name="Excel_20_Built-in_20_Normal">
      <style:table-cell-properties fo:background-color="#ff6600"/>
    </style:style>
    <style:style style:name="ce4" style:family="table-cell" style:parent-style-name="Excel_20_Built-in_20_Normal">
      <style:table-cell-properties fo:background-color="#ff420e"/>
    </style:style>
    <style:style style:name="ce5" style:family="table-cell" style:parent-style-name="Excel_20_Built-in_20_Normal">
      <style:table-cell-properties fo:background-color="#c5000b"/>
      <style:text-properties fo:color="#000000"/>
    </style:style>
    <style:style style:name="ce6" style:family="table-cell" style:parent-style-name="Excel_20_Built-in_20_Normal">
      <style:table-cell-properties fo:background-color="transparent"/>
    </style:style>
    <style:style style:name="ce7" style:family="table-cell" style:parent-style-name="Excel_20_Built-in_20_Normal">
      <style:table-cell-properties fo:background-color="#00cc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default-cell-style-name="Excel_20_Built-in_20_Normal"/>
        <table:table-column table:style-name="co1" table:number-columns-repeated="2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Excel_20_Built-in_20_Normal"/>
        <table:table-column table:style-name="co1" table:number-columns-repeated="2" table:default-cell-style-name="Excel_20_Built-in_20_Normal"/>
        <table:table-column table:style-name="co6" table:default-cell-style-name="Excel_20_Built-in_20_Normal"/>
        <table:table-column table:style-name="co1" table:number-columns-repeated="2" table:default-cell-style-name="Excel_20_Built-in_20_Normal"/>
        <table:table-column table:style-name="co7" table:default-cell-style-name="Excel_20_Built-in_20_Normal"/>
        <table:table-column table:style-name="co1" table:number-columns-repeated="2" table:default-cell-style-name="Excel_20_Built-in_20_Normal"/>
        <table:table-column table:style-name="co8" table:default-cell-style-name="Excel_20_Built-in_20_Normal"/>
        <table:table-column table:style-name="co1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default-cell-style-name="Excel_20_Built-in_20_Normal"/>
        <table:table-column table:style-name="co11" table:default-cell-style-name="Excel_20_Built-in_20_Normal"/>
        <table:table-column table:style-name="co1" table:number-columns-repeated="2" table:default-cell-style-name="Excel_20_Built-in_20_Normal"/>
        <table:table-column table:style-name="co7" table:default-cell-style-name="Excel_20_Built-in_20_Normal"/>
        <table:table-column table:style-name="co1" table:number-columns-repeated="2" table:default-cell-style-name="Excel_20_Built-in_20_Normal"/>
        <table:table-column table:style-name="co7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Excel_20_Built-in_20_Normal"/>
        <table:table-column table:style-name="co1" table:number-columns-repeated="2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" table:default-cell-style-name="Excel_20_Built-in_20_Normal"/>
        <table:table-column table:style-name="co8" table:default-cell-style-name="Excel_20_Built-in_20_Normal"/>
        <table:table-column table:style-name="co1" table:number-columns-repeated="6" table:default-cell-style-name="Excel_20_Built-in_20_Normal"/>
        <table:table-column table:style-name="co14" table:default-cell-style-name="Excel_20_Built-in_20_Normal"/>
        <table:table-column table:style-name="co1" table:number-columns-repeated="976" table:default-cell-style-name="Excel_20_Built-in_20_Normal"/>
        <table:table-row table:style-name="ro1">
          <table:table-cell table:style-name="ce1" office:value-type="string">
            <text:p>Target </text:p>
          </table:table-cell>
          <table:table-cell office:value-type="string">
            <text:p>169.255.0.135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ource Probe</text:p>
          </table:table-cell>
          <table:table-cell office:value-type="string">
            <text:p>hop1 ip</text:p>
          </table:table-cell>
          <table:table-cell office:value-type="string">
            <text:p>hop1 rtt</text:p>
          </table:table-cell>
          <table:table-cell office:value-type="string">
            <text:p>hop1 dist</text:p>
          </table:table-cell>
          <table:table-cell office:value-type="string">
            <text:p>hop2 ip</text:p>
          </table:table-cell>
          <table:table-cell office:value-type="string">
            <text:p>hop2 rtt</text:p>
          </table:table-cell>
          <table:table-cell office:value-type="string">
            <text:p>hop2 dist</text:p>
          </table:table-cell>
          <table:table-cell office:value-type="string">
            <text:p>hop3 ip</text:p>
          </table:table-cell>
          <table:table-cell office:value-type="string">
            <text:p>hop3 rtt</text:p>
          </table:table-cell>
          <table:table-cell office:value-type="string">
            <text:p>hop3 dist</text:p>
          </table:table-cell>
          <table:table-cell office:value-type="string">
            <text:p>hop4 ip</text:p>
          </table:table-cell>
          <table:table-cell office:value-type="string">
            <text:p>hop4 rtt</text:p>
          </table:table-cell>
          <table:table-cell office:value-type="string">
            <text:p>hop4 dist</text:p>
          </table:table-cell>
          <table:table-cell office:value-type="string">
            <text:p>hop5 ip</text:p>
          </table:table-cell>
          <table:table-cell office:value-type="string">
            <text:p>hop5 rtt</text:p>
          </table:table-cell>
          <table:table-cell office:value-type="string">
            <text:p>hop5 dist</text:p>
          </table:table-cell>
          <table:table-cell office:value-type="string">
            <text:p>hop6 ip</text:p>
          </table:table-cell>
          <table:table-cell office:value-type="string">
            <text:p>hop6 rtt</text:p>
          </table:table-cell>
          <table:table-cell office:value-type="string">
            <text:p>hop6 dist</text:p>
          </table:table-cell>
          <table:table-cell office:value-type="string">
            <text:p>hop7 ip</text:p>
          </table:table-cell>
          <table:table-cell office:value-type="string">
            <text:p>hop7 rtt</text:p>
          </table:table-cell>
          <table:table-cell office:value-type="string">
            <text:p>hop7 dist</text:p>
          </table:table-cell>
          <table:table-cell office:value-type="string">
            <text:p>hop8 ip</text:p>
          </table:table-cell>
          <table:table-cell office:value-type="string">
            <text:p>hop8 rtt</text:p>
          </table:table-cell>
          <table:table-cell office:value-type="string">
            <text:p>hop8 dist</text:p>
          </table:table-cell>
          <table:table-cell office:value-type="string">
            <text:p>hop9 ip</text:p>
          </table:table-cell>
          <table:table-cell office:value-type="string">
            <text:p>hop9 rtt</text:p>
          </table:table-cell>
          <table:table-cell office:value-type="string">
            <text:p>hop9 dist</text:p>
          </table:table-cell>
          <table:table-cell office:value-type="string">
            <text:p>hop10 ip</text:p>
          </table:table-cell>
          <table:table-cell office:value-type="string">
            <text:p>hop10 rtt</text:p>
          </table:table-cell>
          <table:table-cell office:value-type="string">
            <text:p>hop10 dist</text:p>
          </table:table-cell>
          <table:table-cell office:value-type="string">
            <text:p>hop11 ip</text:p>
          </table:table-cell>
          <table:table-cell office:value-type="string">
            <text:p>hop11 rtt</text:p>
          </table:table-cell>
          <table:table-cell office:value-type="string">
            <text:p>hop11 dist</text:p>
          </table:table-cell>
          <table:table-cell office:value-type="string">
            <text:p>hop12 ip</text:p>
          </table:table-cell>
          <table:table-cell office:value-type="string">
            <text:p>hop12 rtt</text:p>
          </table:table-cell>
          <table:table-cell office:value-type="string">
            <text:p>hop12 dist</text:p>
          </table:table-cell>
          <table:table-cell office:value-type="string">
            <text:p>hop13 ip</text:p>
          </table:table-cell>
          <table:table-cell office:value-type="string">
            <text:p>hop13 rtt</text:p>
          </table:table-cell>
          <table:table-cell office:value-type="string">
            <text:p>hop13 dist</text:p>
          </table:table-cell>
          <table:table-cell office:value-type="string">
            <text:p>hop14 ip</text:p>
          </table:table-cell>
          <table:table-cell office:value-type="string">
            <text:p>hop14 rtt</text:p>
          </table:table-cell>
          <table:table-cell office:value-type="string">
            <text:p>hop14 dist</text:p>
          </table:table-cell>
          <table:table-cell office:value-type="string">
            <text:p>hop15 ip</text:p>
          </table:table-cell>
          <table:table-cell office:value-type="string">
            <text:p>hop15 rtt</text:p>
          </table:table-cell>
          <table:table-cell office:value-type="string">
            <text:p>hop15 dist</text:p>
          </table:table-cell>
          <table:table-cell/>
          <table:table-cell office:value-type="string">
            <text:p>Total Time from IXP</text:p>
          </table:table-cell>
          <table:table-cell table:number-columns-repeated="976"/>
        </table:table-row>
        <table:table-row table:style-name="ro1">
          <table:table-cell office:value-type="string">
            <text:p>1000237</text:p>
          </table:table-cell>
          <table:table-cell office:value-type="string">
            <text:p>129.232.223.26</text:p>
          </table:table-cell>
          <table:table-cell office:value-type="float" office:value="0.321">
            <text:p>0.321</text:p>
          </table:table-cell>
          <table:table-cell office:value-type="float" office:value="31779">
            <text:p>31779</text:p>
          </table:table-cell>
          <table:table-cell office:value-type="string">
            <text:p>197.189.193.33</text:p>
          </table:table-cell>
          <table:table-cell office:value-type="float" office:value="1.058">
            <text:p>1.058</text:p>
          </table:table-cell>
          <table:table-cell office:value-type="float" office:value="104742">
            <text:p>104742</text:p>
          </table:table-cell>
          <table:table-cell office:value-type="string">
            <text:p>197.189.193.3</text:p>
          </table:table-cell>
          <table:table-cell office:value-type="float" office:value="-0.98">
            <text:p>-0.98</text:p>
          </table:table-cell>
          <table:table-cell office:value-type="float" office:value="-97020">
            <text:p>-97020</text:p>
          </table:table-cell>
          <table:table-cell table:style-name="ce4"/>
          <table:table-cell office:value-type="float" office:value="99.601">
            <text:p>99.601</text:p>
          </table:table-cell>
          <table:table-cell office:value-type="float" office:value="9860499">
            <text:p>9860499</text:p>
          </table:table-cell>
          <table:table-cell office:value-type="string">
            <text:p>169.255.0.235</text:p>
          </table:table-cell>
          <table:table-cell office:value-type="float" office:value="-98.839">
            <text:p>-98.839</text:p>
          </table:table-cell>
          <table:table-cell office:value-type="float" office:value="-9785061">
            <text:p>-9785061</text:p>
          </table:table-cell>
          <table:table-cell office:value-type="string">
            <text:p>169.255.0.135</text:p>
          </table:table-cell>
          <table:table-cell office:value-type="float" office:value="0.237">
            <text:p>0.237</text:p>
          </table:table-cell>
          <table:table-cell office:value-type="float" office:value="23463">
            <text:p>23463</text:p>
          </table:table-cell>
          <table:table-cell table:number-columns-repeated="28"/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 office:value-type="string">
            <text:p>1000327</text:p>
          </table:table-cell>
          <table:table-cell office:value-type="string">
            <text:p>192.168.1.1</text:p>
          </table:table-cell>
          <table:table-cell office:value-type="float" office:value="1.504">
            <text:p>1.504</text:p>
          </table:table-cell>
          <table:table-cell office:value-type="float" office:value="148896">
            <text:p>148896</text:p>
          </table:table-cell>
          <table:table-cell office:value-type="string">
            <text:p>10.152.7.17</text:p>
          </table:table-cell>
          <table:table-cell office:value-type="float" office:value="32.036">
            <text:p>32.036</text:p>
          </table:table-cell>
          <table:table-cell office:value-type="float" office:value="3171564">
            <text:p>3171564</text:p>
          </table:table-cell>
          <table:table-cell office:value-type="string">
            <text:p>160.242.8.34</text:p>
          </table:table-cell>
          <table:table-cell office:value-type="float" office:value="-11.567">
            <text:p>-11.567</text:p>
          </table:table-cell>
          <table:table-cell office:value-type="float" office:value="-1145133">
            <text:p>-1145133</text:p>
          </table:table-cell>
          <table:table-cell office:value-type="string">
            <text:p>160.242.1.177</text:p>
          </table:table-cell>
          <table:table-cell office:value-type="float" office:value="36.507">
            <text:p>36.507</text:p>
          </table:table-cell>
          <table:table-cell office:value-type="float" office:value="3614193">
            <text:p>3614193</text:p>
          </table:table-cell>
          <table:table-cell table:style-name="ce5" office:value-type="string">
            <text:p>196.60.8.102</text:p>
          </table:table-cell>
          <table:table-cell office:value-type="float" office:value="2.83900000000001">
            <text:p>2.839</text:p>
          </table:table-cell>
          <table:table-cell office:value-type="float" office:value="281061.000000001">
            <text:p>281061.000000001</text:p>
          </table:table-cell>
          <table:table-cell office:value-type="string">
            <text:p>169.255.0.235</text:p>
          </table:table-cell>
          <table:table-cell office:value-type="float" office:value="6.395">
            <text:p>6.395</text:p>
          </table:table-cell>
          <table:table-cell office:value-type="float" office:value="633105">
            <text:p>633105</text:p>
          </table:table-cell>
          <table:table-cell office:value-type="string">
            <text:p>169.255.0.135</text:p>
          </table:table-cell>
          <table:table-cell office:value-type="float" office:value="-4.464">
            <text:p>-4.464</text:p>
          </table:table-cell>
          <table:table-cell office:value-type="float" office:value="-441936">
            <text:p>-441936</text:p>
          </table:table-cell>
          <table:table-cell table:number-columns-repeated="25"/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 office:value-type="string">
            <text:p>1000484</text:p>
          </table:table-cell>
          <table:table-cell office:value-type="string">
            <text:p>192.168.55.1</text:p>
          </table:table-cell>
          <table:table-cell office:value-type="float" office:value="0.319">
            <text:p>0.319</text:p>
          </table:table-cell>
          <table:table-cell office:value-type="float" office:value="31581">
            <text:p>31581</text:p>
          </table:table-cell>
          <table:table-cell office:value-type="string">
            <text:p>160.119.236.65</text:p>
          </table:table-cell>
          <table:table-cell office:value-type="float" office:value="2.15">
            <text:p>2.15</text:p>
          </table:table-cell>
          <table:table-cell office:value-type="float" office:value="212850">
            <text:p>212850</text:p>
          </table:table-cell>
          <table:table-cell office:value-type="string">
            <text:p>160.119.233.169</text:p>
          </table:table-cell>
          <table:table-cell office:value-type="float" office:value="-1.184">
            <text:p>-1.184</text:p>
          </table:table-cell>
          <table:table-cell office:value-type="float" office:value="-117216">
            <text:p>-117216</text:p>
          </table:table-cell>
          <table:table-cell office:value-type="string">
            <text:p>160.119.232.113</text:p>
          </table:table-cell>
          <table:table-cell office:value-type="float" office:value="21.451">
            <text:p>21.451</text:p>
          </table:table-cell>
          <table:table-cell office:value-type="float" office:value="2123649">
            <text:p>2123649</text:p>
          </table:table-cell>
          <table:table-cell table:style-name="ce2" office:value-type="string">
            <text:p>196.60.8.102</text:p>
          </table:table-cell>
          <table:table-cell office:value-type="float" office:value="0.0859999999999985">
            <text:p>0.086</text:p>
          </table:table-cell>
          <table:table-cell office:value-type="float" office:value="8513.99999999985">
            <text:p>8513.9999999999</text:p>
          </table:table-cell>
          <table:table-cell office:value-type="string">
            <text:p>169.255.0.235</text:p>
          </table:table-cell>
          <table:table-cell office:value-type="float" office:value="-0.0350000000000001">
            <text:p>-0.035</text:p>
          </table:table-cell>
          <table:table-cell office:value-type="float" office:value="-3465.00000000001">
            <text:p>-3465</text:p>
          </table:table-cell>
          <table:table-cell office:value-type="string">
            <text:p>169.255.0.135</text:p>
          </table:table-cell>
          <table:table-cell office:value-type="float" office:value="0.211000000000002">
            <text:p>0.211</text:p>
          </table:table-cell>
          <table:table-cell office:value-type="float" office:value="20889.0000000002">
            <text:p>20889.0000000002</text:p>
          </table:table-cell>
          <table:table-cell table:number-columns-repeated="25"/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00707</text:p>
          </table:table-cell>
          <table:table-cell office:value-type="string">
            <text:p>13.244.0.131</text:p>
          </table:table-cell>
          <table:table-cell office:value-type="float" office:value="1.385">
            <text:p>1.385</text:p>
          </table:table-cell>
          <table:table-cell office:value-type="float" office:value="137115">
            <text:p>137115</text:p>
          </table:table-cell>
          <table:table-cell/>
          <table:table-cell office:value-type="float" office:value="98.615">
            <text:p>98.615</text:p>
          </table:table-cell>
          <table:table-cell office:value-type="float" office:value="9762885">
            <text:p>976288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100.65.1.1</text:p>
          </table:table-cell>
          <table:table-cell office:value-type="float" office:value="-99.108">
            <text:p>-99.108</text:p>
          </table:table-cell>
          <table:table-cell office:value-type="float" office:value="-9811692">
            <text:p>-9811692</text:p>
          </table:table-cell>
          <table:table-cell office:value-type="string">
            <text:p>150.222.93.213</text:p>
          </table:table-cell>
          <table:table-cell office:value-type="float" office:value="0.587">
            <text:p>0.587</text:p>
          </table:table-cell>
          <table:table-cell office:value-type="float" office:value="58113">
            <text:p>58113</text:p>
          </table:table-cell>
          <table:table-cell office:value-type="string">
            <text:p>150.222.94.134</text:p>
          </table:table-cell>
          <table:table-cell office:value-type="float" office:value="-0.259">
            <text:p>-0.259</text:p>
          </table:table-cell>
          <table:table-cell office:value-type="float" office:value="-25641">
            <text:p>-25641</text:p>
          </table:table-cell>
          <table:table-cell office:value-type="string">
            <text:p>150.222.94.129</text:p>
          </table:table-cell>
          <table:table-cell office:value-type="float" office:value="-0.0760000000000001">
            <text:p>-0.076</text:p>
          </table:table-cell>
          <table:table-cell office:value-type="float" office:value="-7524.00000000001">
            <text:p>-7524</text:p>
          </table:table-cell>
          <table:table-cell office:value-type="string">
            <text:p>100.91.226.238</text:p>
          </table:table-cell>
          <table:table-cell office:value-type="float" office:value="23.381">
            <text:p>23.381</text:p>
          </table:table-cell>
          <table:table-cell office:value-type="float" office:value="2314719">
            <text:p>2314719</text:p>
          </table:table-cell>
          <table:table-cell office:value-type="string">
            <text:p>52.93.134.187</text:p>
          </table:table-cell>
          <table:table-cell office:value-type="float" office:value="-0.0819999999999972">
            <text:p>-0.082</text:p>
          </table:table-cell>
          <table:table-cell office:value-type="float" office:value="-8117.99999999972">
            <text:p>-8117.9999999997</text:p>
          </table:table-cell>
          <table:table-cell office:value-type="string">
            <text:p>52.93.56.68</text:p>
          </table:table-cell>
          <table:table-cell office:value-type="float" office:value="-3.083">
            <text:p>-3.083</text:p>
          </table:table-cell>
          <table:table-cell office:value-type="float" office:value="-305217">
            <text:p>-305217</text:p>
          </table:table-cell>
          <table:table-cell office:value-type="string">
            <text:p>52.93.56.59</text:p>
          </table:table-cell>
          <table:table-cell office:value-type="float" office:value="-1.023">
            <text:p>-1.023</text:p>
          </table:table-cell>
          <table:table-cell office:value-type="float" office:value="-101277">
            <text:p>-101277</text:p>
          </table:table-cell>
          <table:table-cell table:style-name="ce2" office:value-type="string">
            <text:p>196.60.8.102</text:p>
          </table:table-cell>
          <table:table-cell office:value-type="float" office:value="4.117">
            <text:p>4.117</text:p>
          </table:table-cell>
          <table:table-cell office:value-type="float" office:value="407583">
            <text:p>407583</text:p>
          </table:table-cell>
          <table:table-cell office:value-type="string">
            <text:p>169.255.0.235</text:p>
          </table:table-cell>
          <table:table-cell office:value-type="float" office:value="-0.088000000000001">
            <text:p>-0.088</text:p>
          </table:table-cell>
          <table:table-cell office:value-type="float" office:value="-8712.0000000001">
            <text:p>-8712.0000000001</text:p>
          </table:table-cell>
          <table:table-cell office:value-type="string">
            <text:p>169.255.0.135</text:p>
          </table:table-cell>
          <table:table-cell office:value-type="float" office:value="0.166">
            <text:p>0.166</text:p>
          </table:table-cell>
          <table:table-cell office:value-type="float" office:value="16434">
            <text:p>16434</text:p>
          </table:table-cell>
          <table:table-cell/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 office:value-type="string">
            <text:p>1000825</text:p>
          </table:table-cell>
          <table:table-cell table:number-columns-repeated="1023"/>
        </table:table-row>
        <table:table-row table:style-name="ro1">
          <table:table-cell office:value-type="string">
            <text:p>12207</text:p>
          </table:table-cell>
          <table:table-cell office:value-type="string">
            <text:p>196.37.104.3</text:p>
          </table:table-cell>
          <table:table-cell office:value-type="float" office:value="1.011">
            <text:p>1.011</text:p>
          </table:table-cell>
          <table:table-cell office:value-type="float" office:value="100089">
            <text:p>100089</text:p>
          </table:table-cell>
          <table:table-cell office:value-type="string">
            <text:p>168.209.93.204</text:p>
          </table:table-cell>
          <table:table-cell office:value-type="float" office:value="-0.153">
            <text:p>-0.153</text:p>
          </table:table-cell>
          <table:table-cell office:value-type="float" office:value="-15147">
            <text:p>-15147</text:p>
          </table:table-cell>
          <table:table-cell office:value-type="string">
            <text:p>168.209.0.178</text:p>
          </table:table-cell>
          <table:table-cell office:value-type="float" office:value="9.224">
            <text:p>9.224</text:p>
          </table:table-cell>
          <table:table-cell office:value-type="float" office:value="913176">
            <text:p>913176</text:p>
          </table:table-cell>
          <table:table-cell office:value-type="string">
            <text:p>168.209.0.166</text:p>
          </table:table-cell>
          <table:table-cell office:value-type="float" office:value="0.35">
            <text:p>0.35</text:p>
          </table:table-cell>
          <table:table-cell office:value-type="float" office:value="34650">
            <text:p>34650</text:p>
          </table:table-cell>
          <table:table-cell table:style-name="ce6" office:value-type="string">
            <text:p>196.26.0.130</text:p>
          </table:table-cell>
          <table:table-cell office:value-type="float" office:value="-0.191000000000001">
            <text:p>-0.191</text:p>
          </table:table-cell>
          <table:table-cell office:value-type="float" office:value="-18909.0000000001">
            <text:p>-18909.0000000001</text:p>
          </table:table-cell>
          <table:table-cell table:style-name="ce2" office:value-type="string">
            <text:p>196.60.8.102</text:p>
          </table:table-cell>
          <table:table-cell office:value-type="float" office:value="1.101">
            <text:p>1.101</text:p>
          </table:table-cell>
          <table:table-cell office:value-type="float" office:value="108999">
            <text:p>108999</text:p>
          </table:table-cell>
          <table:table-cell office:value-type="string">
            <text:p>169.255.0.235</text:p>
          </table:table-cell>
          <table:table-cell office:value-type="float" office:value="0.82">
            <text:p>0.82</text:p>
          </table:table-cell>
          <table:table-cell office:value-type="float" office:value="81180">
            <text:p>81180</text:p>
          </table:table-cell>
          <table:table-cell office:value-type="string">
            <text:p>169.255.0.135</text:p>
          </table:table-cell>
          <table:table-cell office:value-type="float" office:value="-0.868">
            <text:p>-0.868</text:p>
          </table:table-cell>
          <table:table-cell office:value-type="float" office:value="-85932">
            <text:p>-85932</text:p>
          </table:table-cell>
          <table:table-cell table:number-columns-repeated="22"/>
          <table:table-cell office:value-type="float" office:value="0">
            <text:p>0</text:p>
          </table:table-cell>
          <table:table-cell table:number-columns-repeated="976"/>
        </table:table-row>
        <table:table-row table:style-name="ro1">
          <table:table-cell office:value-type="string">
            <text:p>12465</text:p>
          </table:table-cell>
          <table:table-cell office:value-type="string">
            <text:p>196.33.14.3</text:p>
          </table:table-cell>
          <table:table-cell office:value-type="float" office:value="0.928">
            <text:p>0.928</text:p>
          </table:table-cell>
          <table:table-cell office:value-type="float" office:value="91872">
            <text:p>91872</text:p>
          </table:table-cell>
          <table:table-cell office:value-type="string">
            <text:p>168.209.2.12</text:p>
          </table:table-cell>
          <table:table-cell office:value-type="float" office:value="0.115">
            <text:p>0.115</text:p>
          </table:table-cell>
          <table:table-cell office:value-type="float" office:value="11385">
            <text:p>11385</text:p>
          </table:table-cell>
          <table:table-cell office:value-type="string">
            <text:p>168.209.0.112</text:p>
          </table:table-cell>
          <table:table-cell office:value-type="float" office:value="16.919">
            <text:p>16.919</text:p>
          </table:table-cell>
          <table:table-cell office:value-type="float" office:value="1674981">
            <text:p>1674981</text:p>
          </table:table-cell>
          <table:table-cell office:value-type="string">
            <text:p>168.209.1.179</text:p>
          </table:table-cell>
          <table:table-cell office:value-type="float" office:value="0.193000000000001">
            <text:p>0.193</text:p>
          </table:table-cell>
          <table:table-cell office:value-type="float" office:value="19107.0000000001">
            <text:p>19107.0000000001</text:p>
          </table:table-cell>
          <table:table-cell table:style-name="ce2" office:value-type="string">
            <text:p>196.60.8.102</text:p>
          </table:table-cell>
          <table:table-cell office:value-type="float" office:value="0.683">
            <text:p>0.683</text:p>
          </table:table-cell>
          <table:table-cell office:value-type="float" office:value="67617">
            <text:p>67617</text:p>
          </table:table-cell>
          <table:table-cell office:value-type="string">
            <text:p>169.255.0.235</text:p>
          </table:table-cell>
          <table:table-cell office:value-type="float" office:value="1.813">
            <text:p>1.813</text:p>
          </table:table-cell>
          <table:table-cell office:value-type="float" office:value="179487">
            <text:p>179487</text:p>
          </table:table-cell>
          <table:table-cell office:value-type="string">
            <text:p>169.255.0.135</text:p>
          </table:table-cell>
          <table:table-cell office:value-type="float" office:value="-1.652">
            <text:p>-1.652</text:p>
          </table:table-cell>
          <table:table-cell office:value-type="float" office:value="-163548">
            <text:p>-163548</text:p>
          </table:table-cell>
          <table:table-cell table:number-columns-repeated="1002"/>
        </table:table-row>
        <table:table-row table:style-name="ro1">
          <table:table-cell office:value-type="string">
            <text:p>12956</text:p>
          </table:table-cell>
          <table:table-cell table:number-columns-repeated="1023"/>
        </table:table-row>
        <table:table-row table:style-name="ro1">
          <table:table-cell office:value-type="string">
            <text:p>13269</text:p>
          </table:table-cell>
          <table:table-cell office:value-type="string">
            <text:p>168.167.253.33</text:p>
          </table:table-cell>
          <table:table-cell office:value-type="float" office:value="0.898">
            <text:p>0.898</text:p>
          </table:table-cell>
          <table:table-cell office:value-type="float" office:value="88902">
            <text:p>88902</text:p>
          </table:table-cell>
          <table:table-cell office:value-type="string">
            <text:p>168.167.3.1</text:p>
          </table:table-cell>
          <table:table-cell office:value-type="float" office:value="0.42">
            <text:p>0.42</text:p>
          </table:table-cell>
          <table:table-cell office:value-type="float" office:value="41580">
            <text:p>41580</text:p>
          </table:table-cell>
          <table:table-cell office:value-type="string">
            <text:p>168.167.3.99</text:p>
          </table:table-cell>
          <table:table-cell office:value-type="float" office:value="-0.276">
            <text:p>-0.276</text:p>
          </table:table-cell>
          <table:table-cell office:value-type="float" office:value="-27324">
            <text:p>-27324</text:p>
          </table:table-cell>
          <table:table-cell office:value-type="string">
            <text:p>41.191.216.125</text:p>
          </table:table-cell>
          <table:table-cell office:value-type="float" office:value="0.452">
            <text:p>0.452</text:p>
          </table:table-cell>
          <table:table-cell office:value-type="float" office:value="44748">
            <text:p>44748</text:p>
          </table:table-cell>
          <table:table-cell office:value-type="string">
            <text:p>41.191.219.217</text:p>
          </table:table-cell>
          <table:table-cell office:value-type="float" office:value="8.874">
            <text:p>8.874</text:p>
          </table:table-cell>
          <table:table-cell office:value-type="float" office:value="878526">
            <text:p>878526</text:p>
          </table:table-cell>
          <table:table-cell office:value-type="string">
            <text:p>41.191.219.216</text:p>
          </table:table-cell>
          <table:table-cell office:value-type="float" office:value="0.102">
            <text:p>0.102</text:p>
          </table:table-cell>
          <table:table-cell office:value-type="float" office:value="10098">
            <text:p>10098</text:p>
          </table:table-cell>
          <table:table-cell table:style-name="ce2" office:value-type="string">
            <text:p>196.60.8.102</text:p>
          </table:table-cell>
          <table:table-cell office:value-type="float" office:value="-2.27">
            <text:p>-2.27</text:p>
          </table:table-cell>
          <table:table-cell office:value-type="float" office:value="-224730">
            <text:p>-224730</text:p>
          </table:table-cell>
          <table:table-cell office:value-type="string">
            <text:p>169.255.0.235</text:p>
          </table:table-cell>
          <table:table-cell office:value-type="float" office:value="-0.116">
            <text:p>-0.116</text:p>
          </table:table-cell>
          <table:table-cell office:value-type="float" office:value="-11484">
            <text:p>-11484</text:p>
          </table:table-cell>
          <table:table-cell office:value-type="string">
            <text:p>169.255.0.135</text:p>
          </table:table-cell>
          <table:table-cell office:value-type="float" office:value="0.234">
            <text:p>0.234</text:p>
          </table:table-cell>
          <table:table-cell office:value-type="float" office:value="23166">
            <text:p>23166</text:p>
          </table:table-cell>
          <table:table-cell table:number-columns-repeated="996"/>
        </table:table-row>
        <table:table-row table:style-name="ro1">
          <table:table-cell office:value-type="string">
            <text:p>13720</text:p>
          </table:table-cell>
          <table:table-cell office:value-type="string">
            <text:p>10.10.10.1</text:p>
          </table:table-cell>
          <table:table-cell office:value-type="float" office:value="0.341">
            <text:p>0.341</text:p>
          </table:table-cell>
          <table:table-cell office:value-type="float" office:value="33759">
            <text:p>33759</text:p>
          </table:table-cell>
          <table:table-cell office:value-type="string">
            <text:p>41.206.197.125</text:p>
          </table:table-cell>
          <table:table-cell office:value-type="float" office:value="0.22">
            <text:p>0.22</text:p>
          </table:table-cell>
          <table:table-cell office:value-type="float" office:value="21780">
            <text:p>21780</text:p>
          </table:table-cell>
          <table:table-cell office:value-type="string">
            <text:p>41.206.192.235</text:p>
          </table:table-cell>
          <table:table-cell office:value-type="float" office:value="0.35">
            <text:p>0.35</text:p>
          </table:table-cell>
          <table:table-cell office:value-type="float" office:value="34650">
            <text:p>34650</text:p>
          </table:table-cell>
          <table:table-cell office:value-type="string">
            <text:p>196.1.56.98</text:p>
          </table:table-cell>
          <table:table-cell office:value-type="float" office:value="-0.0910000000000001">
            <text:p>-0.091</text:p>
          </table:table-cell>
          <table:table-cell office:value-type="float" office:value="-9009.00000000001">
            <text:p>-9009</text:p>
          </table:table-cell>
          <table:table-cell office:value-type="string">
            <text:p>41.85.0.177</text:p>
          </table:table-cell>
          <table:table-cell office:value-type="float" office:value="16.362">
            <text:p>16.362</text:p>
          </table:table-cell>
          <table:table-cell office:value-type="float" office:value="1619838">
            <text:p>1619838</text:p>
          </table:table-cell>
          <table:table-cell office:value-type="string">
            <text:p>41.85.0.61</text:p>
          </table:table-cell>
          <table:table-cell office:value-type="float" office:value="0.0549999999999997">
            <text:p>0.055</text:p>
          </table:table-cell>
          <table:table-cell office:value-type="float" office:value="5444.99999999997">
            <text:p>5445</text:p>
          </table:table-cell>
          <table:table-cell office:value-type="string">
            <text:p>41.85.0.188</text:p>
          </table:table-cell>
          <table:table-cell office:value-type="float" office:value="-0.161999999999999">
            <text:p>-0.162</text:p>
          </table:table-cell>
          <table:table-cell office:value-type="float" office:value="-16037.9999999999">
            <text:p>-16037.9999999999</text:p>
          </table:table-cell>
          <table:table-cell table:style-name="ce2" office:value-type="string">
            <text:p>196.60.8.102</text:p>
          </table:table-cell>
          <table:table-cell office:value-type="float" office:value="-0.070999999999998">
            <text:p>-0.071</text:p>
          </table:table-cell>
          <table:table-cell office:value-type="float" office:value="-7028.9999999998">
            <text:p>-7028.9999999998</text:p>
          </table:table-cell>
          <table:table-cell office:value-type="string">
            <text:p>169.255.0.235</text:p>
          </table:table-cell>
          <table:table-cell office:value-type="float" office:value="0.0559999999999974">
            <text:p>0.056</text:p>
          </table:table-cell>
          <table:table-cell office:value-type="float" office:value="5543.99999999974">
            <text:p>5543.9999999997</text:p>
          </table:table-cell>
          <table:table-cell office:value-type="string">
            <text:p>169.255.0.135</text:p>
          </table:table-cell>
          <table:table-cell office:value-type="float" office:value="0.159000000000003">
            <text:p>0.159</text:p>
          </table:table-cell>
          <table:table-cell office:value-type="float" office:value="15741.0000000002">
            <text:p>15741.0000000002</text:p>
          </table:table-cell>
          <table:table-cell table:number-columns-repeated="993"/>
        </table:table-row>
        <table:table-row table:style-name="ro1">
          <table:table-cell office:value-type="string">
            <text:p>13727</text:p>
          </table:table-cell>
          <table:table-cell table:number-columns-repeated="1023"/>
        </table:table-row>
        <table:table-row table:style-name="ro1">
          <table:table-cell office:value-type="string">
            <text:p>13728</text:p>
          </table:table-cell>
          <table:table-cell office:value-type="string">
            <text:p>197.96.247.129</text:p>
          </table:table-cell>
          <table:table-cell office:value-type="float" office:value="0.533">
            <text:p>0.533</text:p>
          </table:table-cell>
          <table:table-cell office:value-type="float" office:value="52767">
            <text:p>52767</text:p>
          </table:table-cell>
          <table:table-cell office:value-type="string">
            <text:p>168.209.86.218</text:p>
          </table:table-cell>
          <table:table-cell office:value-type="float" office:value="5.228">
            <text:p>5.228</text:p>
          </table:table-cell>
          <table:table-cell office:value-type="float" office:value="517572">
            <text:p>517572</text:p>
          </table:table-cell>
          <table:table-cell office:value-type="string">
            <text:p>168.209.86.217</text:p>
          </table:table-cell>
          <table:table-cell office:value-type="float" office:value="0.0759999999999996">
            <text:p>0.076</text:p>
          </table:table-cell>
          <table:table-cell office:value-type="float" office:value="7523.99999999996">
            <text:p>7524</text:p>
          </table:table-cell>
          <table:table-cell office:value-type="string">
            <text:p>196.26.0.130</text:p>
          </table:table-cell>
          <table:table-cell office:value-type="float" office:value="-0.515">
            <text:p>-0.515</text:p>
          </table:table-cell>
          <table:table-cell office:value-type="float" office:value="-50985">
            <text:p>-50985</text:p>
          </table:table-cell>
          <table:table-cell table:style-name="ce2" office:value-type="string">
            <text:p>196.60.8.102</text:p>
          </table:table-cell>
          <table:table-cell office:value-type="float" office:value="0.948">
            <text:p>0.948</text:p>
          </table:table-cell>
          <table:table-cell office:value-type="float" office:value="93852">
            <text:p>93852</text:p>
          </table:table-cell>
          <table:table-cell office:value-type="string">
            <text:p>169.255.0.235</text:p>
          </table:table-cell>
          <table:table-cell office:value-type="float" office:value="0.166">
            <text:p>0.166</text:p>
          </table:table-cell>
          <table:table-cell office:value-type="float" office:value="16434">
            <text:p>16434</text:p>
          </table:table-cell>
          <table:table-cell office:value-type="string">
            <text:p>169.255.0.135</text:p>
          </table:table-cell>
          <table:table-cell office:value-type="float" office:value="0.00800000000000001">
            <text:p>0.008</text:p>
          </table:table-cell>
          <table:table-cell office:value-type="float" office:value="792.000000000001">
            <text:p>792</text:p>
          </table:table-cell>
          <table:table-cell table:number-columns-repeated="25"/>
          <table:table-cell table:formula="of:=[.R15]+[.U15]" office:value-type="float" office:value="0.174">
            <text:p>0.174</text:p>
          </table:table-cell>
          <table:table-cell table:number-columns-repeated="976"/>
        </table:table-row>
        <table:table-row table:style-name="ro1">
          <table:table-cell office:value-type="string">
            <text:p>13746</text:p>
          </table:table-cell>
          <table:table-cell office:value-type="string">
            <text:p>192.168.251.251</text:p>
          </table:table-cell>
          <table:table-cell office:value-type="float" office:value="0.351">
            <text:p>0.351</text:p>
          </table:table-cell>
          <table:table-cell office:value-type="float" office:value="34749">
            <text:p>34749</text:p>
          </table:table-cell>
          <table:table-cell office:value-type="string">
            <text:p>160.119.236.65</text:p>
          </table:table-cell>
          <table:table-cell office:value-type="float" office:value="2.036">
            <text:p>2.036</text:p>
          </table:table-cell>
          <table:table-cell office:value-type="float" office:value="201564">
            <text:p>201564</text:p>
          </table:table-cell>
          <table:table-cell office:value-type="string">
            <text:p>160.119.233.169</text:p>
          </table:table-cell>
          <table:table-cell office:value-type="float" office:value="-1.256">
            <text:p>-1.256</text:p>
          </table:table-cell>
          <table:table-cell office:value-type="float" office:value="-124344">
            <text:p>-124344</text:p>
          </table:table-cell>
          <table:table-cell office:value-type="string">
            <text:p>160.119.232.113</text:p>
          </table:table-cell>
          <table:table-cell office:value-type="float" office:value="21.618">
            <text:p>21.618</text:p>
          </table:table-cell>
          <table:table-cell office:value-type="float" office:value="2140182">
            <text:p>2140182</text:p>
          </table:table-cell>
          <table:table-cell table:style-name="ce2" office:value-type="string">
            <text:p>196.60.8.102</text:p>
          </table:table-cell>
          <table:table-cell office:value-type="float" office:value="0.186">
            <text:p>0.186</text:p>
          </table:table-cell>
          <table:table-cell office:value-type="float" office:value="18414">
            <text:p>18414</text:p>
          </table:table-cell>
          <table:table-cell office:value-type="string">
            <text:p>169.255.0.235</text:p>
          </table:table-cell>
          <table:table-cell office:value-type="float" office:value="-0.0640000000000001">
            <text:p>-0.064</text:p>
          </table:table-cell>
          <table:table-cell office:value-type="float" office:value="-6336.00000000001">
            <text:p>-6336</text:p>
          </table:table-cell>
          <table:table-cell office:value-type="string">
            <text:p>169.255.0.135</text:p>
          </table:table-cell>
          <table:table-cell office:value-type="float" office:value="0.0950000000000024">
            <text:p>0.095</text:p>
          </table:table-cell>
          <table:table-cell office:value-type="float" office:value="9405.00000000024">
            <text:p>9405.0000000002</text:p>
          </table:table-cell>
          <table:table-cell table:number-columns-repeated="1002"/>
        </table:table-row>
        <table:table-row table:style-name="ro1">
          <table:table-cell office:value-type="string">
            <text:p>13754</text:p>
          </table:table-cell>
          <table:table-cell office:value-type="string">
            <text:p>192.168.1.1</text:p>
          </table:table-cell>
          <table:table-cell office:value-type="float" office:value="0.336">
            <text:p>0.336</text:p>
          </table:table-cell>
          <table:table-cell office:value-type="float" office:value="33264">
            <text:p>33264</text:p>
          </table:table-cell>
          <table:table-cell office:value-type="string">
            <text:p>196.41.102.101</text:p>
          </table:table-cell>
          <table:table-cell office:value-type="float" office:value="0.405">
            <text:p>0.405</text:p>
          </table:table-cell>
          <table:table-cell office:value-type="float" office:value="40095">
            <text:p>40095</text:p>
          </table:table-cell>
          <table:table-cell office:value-type="string">
            <text:p>196.41.96.182</text:p>
          </table:table-cell>
          <table:table-cell office:value-type="float" office:value="0.027">
            <text:p>0.027</text:p>
          </table:table-cell>
          <table:table-cell office:value-type="float" office:value="2673">
            <text:p>2673</text:p>
          </table:table-cell>
          <table:table-cell office:value-type="string">
            <text:p>196.41.97.52</text:p>
          </table:table-cell>
          <table:table-cell office:value-type="float" office:value="15.729">
            <text:p>15.729</text:p>
          </table:table-cell>
          <table:table-cell office:value-type="float" office:value="1557171">
            <text:p>1557171</text:p>
          </table:table-cell>
          <table:table-cell table:style-name="ce2" office:value-type="string">
            <text:p>196.60.8.102</text:p>
          </table:table-cell>
          <table:table-cell office:value-type="float" office:value="-0.254000000000001">
            <text:p>-0.254</text:p>
          </table:table-cell>
          <table:table-cell office:value-type="float" office:value="-25146.0000000001">
            <text:p>-25146.0000000001</text:p>
          </table:table-cell>
          <table:table-cell office:value-type="string">
            <text:p>169.255.0.235</text:p>
          </table:table-cell>
          <table:table-cell office:value-type="float" office:value="-0.032">
            <text:p>-0.032</text:p>
          </table:table-cell>
          <table:table-cell office:value-type="float" office:value="-3168">
            <text:p>-3168</text:p>
          </table:table-cell>
          <table:table-cell office:value-type="string">
            <text:p>169.255.0.135</text:p>
          </table:table-cell>
          <table:table-cell office:value-type="float" office:value="0.107000000000003">
            <text:p>0.107</text:p>
          </table:table-cell>
          <table:table-cell office:value-type="float" office:value="10593.0000000003">
            <text:p>10593.0000000003</text:p>
          </table:table-cell>
          <table:table-cell table:number-columns-repeated="1002"/>
        </table:table-row>
        <table:table-row table:style-name="ro1">
          <table:table-cell office:value-type="string">
            <text:p>13788</text:p>
          </table:table-cell>
          <table:table-cell office:value-type="string">
            <text:p>197.242.165.1</text:p>
          </table:table-cell>
          <table:table-cell office:value-type="float" office:value="0.381">
            <text:p>0.381</text:p>
          </table:table-cell>
          <table:table-cell office:value-type="float" office:value="37719">
            <text:p>37719</text:p>
          </table:table-cell>
          <table:table-cell office:value-type="string">
            <text:p>168.209.160.229</text:p>
          </table:table-cell>
          <table:table-cell office:value-type="float" office:value="0.223">
            <text:p>0.223</text:p>
          </table:table-cell>
          <table:table-cell office:value-type="float" office:value="22077">
            <text:p>22077</text:p>
          </table:table-cell>
          <table:table-cell office:value-type="string">
            <text:p>168.209.160.228</text:p>
          </table:table-cell>
          <table:table-cell office:value-type="float" office:value="-0.055">
            <text:p>-0.055</text:p>
          </table:table-cell>
          <table:table-cell office:value-type="float" office:value="-5444.99999999999">
            <text:p>-5445</text:p>
          </table:table-cell>
          <table:table-cell/>
          <table:table-cell office:value-type="float" office:value="99.451">
            <text:p>99.451</text:p>
          </table:table-cell>
          <table:table-cell office:value-type="float" office:value="9845649">
            <text:p>9845649</text:p>
          </table:table-cell>
          <table:table-cell office:value-type="string">
            <text:p>168.209.224.248</text:p>
          </table:table-cell>
          <table:table-cell office:value-type="float" office:value="-80.691">
            <text:p>-80.691</text:p>
          </table:table-cell>
          <table:table-cell office:value-type="float" office:value="-7988409">
            <text:p>-7988409</text:p>
          </table:table-cell>
          <table:table-cell office:value-type="string">
            <text:p>196.26.0.130</text:p>
          </table:table-cell>
          <table:table-cell office:value-type="float" office:value="-0.624000000000002">
            <text:p>-0.624</text:p>
          </table:table-cell>
          <table:table-cell office:value-type="float" office:value="-61776.0000000002">
            <text:p>-61776.0000000002</text:p>
          </table:table-cell>
          <table:table-cell table:style-name="ce2" office:value-type="string">
            <text:p>196.60.8.102</text:p>
          </table:table-cell>
          <table:table-cell office:value-type="float" office:value="0.444000000000003">
            <text:p>0.444</text:p>
          </table:table-cell>
          <table:table-cell office:value-type="float" office:value="43956.0000000003">
            <text:p>43956.0000000003</text:p>
          </table:table-cell>
          <table:table-cell office:value-type="string">
            <text:p>169.255.0.235</text:p>
          </table:table-cell>
          <table:table-cell office:value-type="float" office:value="0.789999999999999">
            <text:p>0.79</text:p>
          </table:table-cell>
          <table:table-cell office:value-type="float" office:value="78209.9999999999">
            <text:p>78209.9999999999</text:p>
          </table:table-cell>
          <table:table-cell office:value-type="string">
            <text:p>169.255.0.135</text:p>
          </table:table-cell>
          <table:table-cell office:value-type="float" office:value="0.323">
            <text:p>0.323</text:p>
          </table:table-cell>
          <table:table-cell office:value-type="float" office:value="31977">
            <text:p>31977</text:p>
          </table:table-cell>
          <table:table-cell table:number-columns-repeated="996"/>
        </table:table-row>
        <table:table-row table:style-name="ro1">
          <table:table-cell office:value-type="string">
            <text:p>13888</text:p>
          </table:table-cell>
          <table:table-cell office:value-type="string">
            <text:p>197.255.144.17</text:p>
          </table:table-cell>
          <table:table-cell office:value-type="float" office:value="0.677">
            <text:p>0.677</text:p>
          </table:table-cell>
          <table:table-cell office:value-type="float" office:value="67023">
            <text:p>67023</text:p>
          </table:table-cell>
          <table:table-cell office:value-type="string">
            <text:p>197.255.144.150</text:p>
          </table:table-cell>
          <table:table-cell office:value-type="float" office:value="-0.316">
            <text:p>-0.316</text:p>
          </table:table-cell>
          <table:table-cell office:value-type="float" office:value="-31284">
            <text:p>-31284</text:p>
          </table:table-cell>
          <table:table-cell table:style-name="ce2" office:value-type="string">
            <text:p>196.60.8.102</text:p>
          </table:table-cell>
          <table:table-cell office:value-type="float" office:value="0.088">
            <text:p>0.088</text:p>
          </table:table-cell>
          <table:table-cell office:value-type="float" office:value="8712">
            <text:p>8712</text:p>
          </table:table-cell>
          <table:table-cell office:value-type="string">
            <text:p>169.255.0.235</text:p>
          </table:table-cell>
          <table:table-cell office:value-type="float" office:value="0.014">
            <text:p>0.014</text:p>
          </table:table-cell>
          <table:table-cell office:value-type="float" office:value="1386">
            <text:p>1386</text:p>
          </table:table-cell>
          <table:table-cell office:value-type="string">
            <text:p>169.255.0.135</text:p>
          </table:table-cell>
          <table:table-cell office:value-type="float" office:value="0.0910000000000001">
            <text:p>0.091</text:p>
          </table:table-cell>
          <table:table-cell office:value-type="float" office:value="9009">
            <text:p>9009</text:p>
          </table:table-cell>
          <table:table-cell table:number-columns-repeated="1008"/>
        </table:table-row>
        <table:table-row table:style-name="ro1">
          <table:table-cell office:value-type="string">
            <text:p>14384</text:p>
          </table:table-cell>
          <table:table-cell office:value-type="string">
            <text:p>192.168.20.1</text:p>
          </table:table-cell>
          <table:table-cell office:value-type="float" office:value="0.379">
            <text:p>0.379</text:p>
          </table:table-cell>
          <table:table-cell office:value-type="float" office:value="37521">
            <text:p>37521</text:p>
          </table:table-cell>
          <table:table-cell/>
          <table:table-cell office:value-type="float" office:value="99.621">
            <text:p>99.621</text:p>
          </table:table-cell>
          <table:table-cell office:value-type="float" office:value="9862479">
            <text:p>9862479</text:p>
          </table:table-cell>
          <table:table-cell office:value-type="string">
            <text:p>165.73.14.113</text:p>
          </table:table-cell>
          <table:table-cell office:value-type="float" office:value="-87.245">
            <text:p>-87.245</text:p>
          </table:table-cell>
          <table:table-cell office:value-type="float" office:value="-8637255">
            <text:p>-8637255</text:p>
          </table:table-cell>
          <table:table-cell office:value-type="string">
            <text:p>169.1.21.2</text:p>
          </table:table-cell>
          <table:table-cell office:value-type="float" office:value="-2.484">
            <text:p>-2.484</text:p>
          </table:table-cell>
          <table:table-cell office:value-type="float" office:value="-245916">
            <text:p>-245916</text:p>
          </table:table-cell>
          <table:table-cell office:value-type="string">
            <text:p>169.1.21.3</text:p>
          </table:table-cell>
          <table:table-cell office:value-type="float" office:value="0.597999999999999">
            <text:p>0.598</text:p>
          </table:table-cell>
          <table:table-cell office:value-type="float" office:value="59201.9999999999">
            <text:p>59201.9999999999</text:p>
          </table:table-cell>
          <table:table-cell office:value-type="string">
            <text:p>100.127.2.172</text:p>
          </table:table-cell>
          <table:table-cell office:value-type="float" office:value="17.273">
            <text:p>17.273</text:p>
          </table:table-cell>
          <table:table-cell office:value-type="float" office:value="1710027">
            <text:p>1710027</text:p>
          </table:table-cell>
          <table:table-cell table:style-name="ce2" office:value-type="string">
            <text:p>196.60.8.102</text:p>
          </table:table-cell>
          <table:table-cell office:value-type="float" office:value="-0.00499999999999901">
            <text:p>-0.005</text:p>
          </table:table-cell>
          <table:table-cell office:value-type="float" office:value="-494.999999999902">
            <text:p>-494.9999999999</text:p>
          </table:table-cell>
          <table:table-cell office:value-type="string">
            <text:p>169.255.0.235</text:p>
          </table:table-cell>
          <table:table-cell office:value-type="float" office:value="0.0489999999999995">
            <text:p>0.049</text:p>
          </table:table-cell>
          <table:table-cell office:value-type="float" office:value="4850.99999999995">
            <text:p>4851</text:p>
          </table:table-cell>
          <table:table-cell office:value-type="string">
            <text:p>169.255.0.135</text:p>
          </table:table-cell>
          <table:table-cell office:value-type="float" office:value="-0.0180000000000007">
            <text:p>-0.018</text:p>
          </table:table-cell>
          <table:table-cell office:value-type="float" office:value="-1782.00000000007">
            <text:p>-1782.0000000001</text:p>
          </table:table-cell>
          <table:table-cell table:number-columns-repeated="996"/>
        </table:table-row>
        <table:table-row table:style-name="ro1">
          <table:table-cell office:value-type="string">
            <text:p>14465</text:p>
          </table:table-cell>
          <table:table-cell office:value-type="string">
            <text:p>196.216.164.1</text:p>
          </table:table-cell>
          <table:table-cell office:value-type="float" office:value="1.747">
            <text:p>1.747</text:p>
          </table:table-cell>
          <table:table-cell office:value-type="float" office:value="172953">
            <text:p>172953</text:p>
          </table:table-cell>
          <table:table-cell office:value-type="string">
            <text:p>196.12.10.246</text:p>
          </table:table-cell>
          <table:table-cell office:value-type="float" office:value="-1.279">
            <text:p>-1.279</text:p>
          </table:table-cell>
          <table:table-cell office:value-type="float" office:value="-126621">
            <text:p>-126621</text:p>
          </table:table-cell>
          <table:table-cell office:value-type="string">
            <text:p>160.242.100.88</text:p>
          </table:table-cell>
          <table:table-cell office:value-type="float" office:value="0.239">
            <text:p>0.239</text:p>
          </table:table-cell>
          <table:table-cell office:value-type="float" office:value="23661">
            <text:p>23661</text:p>
          </table:table-cell>
          <table:table-cell office:value-type="string">
            <text:p>160.242.1.177</text:p>
          </table:table-cell>
          <table:table-cell office:value-type="float" office:value="32.666">
            <text:p>32.666</text:p>
          </table:table-cell>
          <table:table-cell office:value-type="float" office:value="3233934">
            <text:p>3233934</text:p>
          </table:table-cell>
          <table:table-cell table:style-name="ce2" office:value-type="string">
            <text:p>196.60.8.102</text:p>
          </table:table-cell>
          <table:table-cell office:value-type="float" office:value="0.145000000000003">
            <text:p>0.145</text:p>
          </table:table-cell>
          <table:table-cell office:value-type="float" office:value="14355.0000000003">
            <text:p>14355.0000000003</text:p>
          </table:table-cell>
          <table:table-cell office:value-type="string">
            <text:p>169.255.0.235</text:p>
          </table:table-cell>
          <table:table-cell office:value-type="float" office:value="-0.0320000000000036">
            <text:p>-0.032</text:p>
          </table:table-cell>
          <table:table-cell office:value-type="float" office:value="-3168.00000000035">
            <text:p>-3168.0000000004</text:p>
          </table:table-cell>
          <table:table-cell office:value-type="string">
            <text:p>169.255.0.135</text:p>
          </table:table-cell>
          <table:table-cell office:value-type="float" office:value="0.220000000000006">
            <text:p>0.22</text:p>
          </table:table-cell>
          <table:table-cell office:value-type="float" office:value="21780.0000000006">
            <text:p>21780.0000000006</text:p>
          </table:table-cell>
          <table:table-cell table:number-columns-repeated="1002"/>
        </table:table-row>
        <table:table-row table:style-name="ro1">
          <table:table-cell office:value-type="string">
            <text:p>14691</text:p>
          </table:table-cell>
          <table:table-cell office:value-type="string">
            <text:p>192.168.5.1</text:p>
          </table:table-cell>
          <table:table-cell office:value-type="float" office:value="0.448">
            <text:p>0.448</text:p>
          </table:table-cell>
          <table:table-cell office:value-type="float" office:value="44352">
            <text:p>44352</text:p>
          </table:table-cell>
          <table:table-cell/>
          <table:table-cell office:value-type="float" office:value="99.552">
            <text:p>99.552</text:p>
          </table:table-cell>
          <table:table-cell office:value-type="float" office:value="9855648">
            <text:p>9855648</text:p>
          </table:table-cell>
          <table:table-cell office:value-type="string">
            <text:p>105.187.235.5</text:p>
          </table:table-cell>
          <table:table-cell office:value-type="float" office:value="-86.342">
            <text:p>-86.342</text:p>
          </table:table-cell>
          <table:table-cell office:value-type="float" office:value="-8547858">
            <text:p>-8547858</text:p>
          </table:table-cell>
          <table:table-cell office:value-type="string">
            <text:p>105.187.235.6</text:p>
          </table:table-cell>
          <table:table-cell office:value-type="float" office:value="-6.767">
            <text:p>-6.767</text:p>
          </table:table-cell>
          <table:table-cell office:value-type="float" office:value="-669933">
            <text:p>-669933</text:p>
          </table:table-cell>
          <table:table-cell office:value-type="string">
            <text:p>105.228.0.13</text:p>
          </table:table-cell>
          <table:table-cell office:value-type="float" office:value="5.742">
            <text:p>5.742</text:p>
          </table:table-cell>
          <table:table-cell office:value-type="float" office:value="568458">
            <text:p>568458</text:p>
          </table:table-cell>
          <table:table-cell office:value-type="string">
            <text:p>105.187.234.97</text:p>
          </table:table-cell>
          <table:table-cell office:value-type="float" office:value="-3.897">
            <text:p>-3.897</text:p>
          </table:table-cell>
          <table:table-cell office:value-type="float" office:value="-385803">
            <text:p>-385803</text:p>
          </table:table-cell>
          <table:table-cell office:value-type="string">
            <text:p>105.187.234.97</text:p>
          </table:table-cell>
          <table:table-cell office:value-type="float" office:value="-0.332000000000001">
            <text:p>-0.332</text:p>
          </table:table-cell>
          <table:table-cell office:value-type="float" office:value="-32868.0000000001">
            <text:p>-32868.0000000001</text:p>
          </table:table-cell>
          <table:table-cell table:style-name="ce2" office:value-type="string">
            <text:p>196.60.8.102</text:p>
          </table:table-cell>
          <table:table-cell office:value-type="float" office:value="-0.18">
            <text:p>-0.18</text:p>
          </table:table-cell>
          <table:table-cell office:value-type="float" office:value="-17820">
            <text:p>-17820</text:p>
          </table:table-cell>
          <table:table-cell office:value-type="string">
            <text:p>169.255.0.235</text:p>
          </table:table-cell>
          <table:table-cell office:value-type="float" office:value="0.0670000000000002">
            <text:p>0.067</text:p>
          </table:table-cell>
          <table:table-cell office:value-type="float" office:value="6633.00000000002">
            <text:p>6633</text:p>
          </table:table-cell>
          <table:table-cell office:value-type="string">
            <text:p>169.255.0.135</text:p>
          </table:table-cell>
          <table:table-cell office:value-type="float" office:value="-0.115">
            <text:p>-0.115</text:p>
          </table:table-cell>
          <table:table-cell office:value-type="float" office:value="-11385">
            <text:p>-11385</text:p>
          </table:table-cell>
          <table:table-cell table:number-columns-repeated="993"/>
        </table:table-row>
        <table:table-row table:style-name="ro1">
          <table:table-cell office:value-type="string">
            <text:p>14968</text:p>
          </table:table-cell>
          <table:table-cell office:value-type="string">
            <text:p>63.223.6.89</text:p>
          </table:table-cell>
          <table:table-cell office:value-type="float" office:value="0.364">
            <text:p>0.364</text:p>
          </table:table-cell>
          <table:table-cell office:value-type="float" office:value="36036">
            <text:p>36036</text:p>
          </table:table-cell>
          <table:table-cell office:value-type="string">
            <text:p>63.223.48.74</text:p>
          </table:table-cell>
          <table:table-cell office:value-type="float" office:value="16.639">
            <text:p>16.639</text:p>
          </table:table-cell>
          <table:table-cell office:value-type="float" office:value="1647261">
            <text:p>1647261</text:p>
          </table:table-cell>
          <table:table-cell office:value-type="string">
            <text:p>63.223.48.74</text:p>
          </table:table-cell>
          <table:table-cell office:value-type="float" office:value="-0.353999999999999">
            <text:p>-0.354</text:p>
          </table:table-cell>
          <table:table-cell office:value-type="float" office:value="-35045.9999999999">
            <text:p>-35045.9999999999</text:p>
          </table:table-cell>
          <table:table-cell office:value-type="string">
            <text:p>196.33.119.97</text:p>
          </table:table-cell>
          <table:table-cell office:value-type="float" office:value="0.658999999999999">
            <text:p>0.659</text:p>
          </table:table-cell>
          <table:table-cell office:value-type="float" office:value="65240.9999999999">
            <text:p>65240.9999999999</text:p>
          </table:table-cell>
          <table:table-cell office:value-type="string">
            <text:p>168.209.86.218</text:p>
          </table:table-cell>
          <table:table-cell office:value-type="float" office:value="-0.355999999999998">
            <text:p>-0.356</text:p>
          </table:table-cell>
          <table:table-cell office:value-type="float" office:value="-35243.9999999998">
            <text:p>-35243.9999999998</text:p>
          </table:table-cell>
          <table:table-cell office:value-type="string">
            <text:p>168.209.88.125</text:p>
          </table:table-cell>
          <table:table-cell office:value-type="float" office:value="0.0579999999999998">
            <text:p>0.058</text:p>
          </table:table-cell>
          <table:table-cell office:value-type="float" office:value="5741.99999999998">
            <text:p>5742</text:p>
          </table:table-cell>
          <table:table-cell office:value-type="string">
            <text:p>196.26.0.130</text:p>
          </table:table-cell>
          <table:table-cell office:value-type="float" office:value="-0.562000000000001">
            <text:p>-0.562</text:p>
          </table:table-cell>
          <table:table-cell office:value-type="float" office:value="-55638.0000000001">
            <text:p>-55638.0000000001</text:p>
          </table:table-cell>
          <table:table-cell table:style-name="ce2" office:value-type="string">
            <text:p>196.60.8.102</text:p>
          </table:table-cell>
          <table:table-cell office:value-type="float" office:value="1.141">
            <text:p>1.141</text:p>
          </table:table-cell>
          <table:table-cell office:value-type="float" office:value="112959">
            <text:p>112959</text:p>
          </table:table-cell>
          <table:table-cell office:value-type="string">
            <text:p>169.255.0.235</text:p>
          </table:table-cell>
          <table:table-cell office:value-type="float" office:value="0.0839999999999996">
            <text:p>0.084</text:p>
          </table:table-cell>
          <table:table-cell office:value-type="float" office:value="8315.99999999996">
            <text:p>8316</text:p>
          </table:table-cell>
          <table:table-cell office:value-type="string">
            <text:p>169.255.0.135</text:p>
          </table:table-cell>
          <table:table-cell office:value-type="float" office:value="0.0200000000000031">
            <text:p>0.02</text:p>
          </table:table-cell>
          <table:table-cell office:value-type="float" office:value="1980.00000000031">
            <text:p>1980.0000000003</text:p>
          </table:table-cell>
          <table:table-cell table:number-columns-repeated="993"/>
        </table:table-row>
        <table:table-row table:style-name="ro1">
          <table:table-cell office:value-type="string">
            <text:p>16411</text:p>
          </table:table-cell>
          <table:table-cell office:value-type="string">
            <text:p>192.168.8.1</text:p>
          </table:table-cell>
          <table:table-cell office:value-type="float" office:value="1.09">
            <text:p>1.09</text:p>
          </table:table-cell>
          <table:table-cell office:value-type="float" office:value="107910">
            <text:p>107910</text:p>
          </table:table-cell>
          <table:table-cell/>
          <table:table-cell office:value-type="float" office:value="98.91">
            <text:p>98.91</text:p>
          </table:table-cell>
          <table:table-cell office:value-type="float" office:value="9792090">
            <text:p>9792090</text:p>
          </table:table-cell>
          <table:table-cell office:value-type="string">
            <text:p>10.11.65.193</text:p>
          </table:table-cell>
          <table:table-cell office:value-type="float" office:value="-73.48">
            <text:p>-73.48</text:p>
          </table:table-cell>
          <table:table-cell office:value-type="float" office:value="-7274520">
            <text:p>-7274520</text:p>
          </table:table-cell>
          <table:table-cell/>
          <table:table-cell office:value-type="float" office:value="73.48">
            <text:p>73.48</text:p>
          </table:table-cell>
          <table:table-cell office:value-type="float" office:value="7274520">
            <text:p>7274520</text:p>
          </table:table-cell>
          <table:table-cell office:value-type="string">
            <text:p>10.195.18.1</text:p>
          </table:table-cell>
          <table:table-cell office:value-type="float" office:value="-76.826">
            <text:p>-76.826</text:p>
          </table:table-cell>
          <table:table-cell office:value-type="float" office:value="-7605774">
            <text:p>-7605774</text:p>
          </table:table-cell>
          <table:table-cell table:style-name="ce2" office:value-type="string">
            <text:p>196.60.8.102</text:p>
          </table:table-cell>
          <table:table-cell office:value-type="float" office:value="4.873">
            <text:p>4.873</text:p>
          </table:table-cell>
          <table:table-cell office:value-type="float" office:value="482427">
            <text:p>482427</text:p>
          </table:table-cell>
          <table:table-cell office:value-type="string">
            <text:p>169.255.0.235</text:p>
          </table:table-cell>
          <table:table-cell office:value-type="float" office:value="-0.760999999999999">
            <text:p>-0.761</text:p>
          </table:table-cell>
          <table:table-cell office:value-type="float" office:value="-75338.9999999999">
            <text:p>-75338.9999999999</text:p>
          </table:table-cell>
          <table:table-cell office:value-type="string">
            <text:p>169.255.0.135</text:p>
          </table:table-cell>
          <table:table-cell office:value-type="float" office:value="1.079">
            <text:p>1.079</text:p>
          </table:table-cell>
          <table:table-cell office:value-type="float" office:value="106821">
            <text:p>106821</text:p>
          </table:table-cell>
          <table:table-cell table:number-columns-repeated="999"/>
        </table:table-row>
        <table:table-row table:style-name="ro1">
          <table:table-cell office:value-type="string">
            <text:p>16430</text:p>
          </table:table-cell>
          <table:table-cell office:value-type="string">
            <text:p>10.18.51.1</text:p>
          </table:table-cell>
          <table:table-cell office:value-type="float" office:value="0.374">
            <text:p>0.374</text:p>
          </table:table-cell>
          <table:table-cell office:value-type="float" office:value="37026">
            <text:p>37026</text:p>
          </table:table-cell>
          <table:table-cell office:value-type="string">
            <text:p>10.15.51.49</text:p>
          </table:table-cell>
          <table:table-cell office:value-type="float" office:value="0.081">
            <text:p>0.081</text:p>
          </table:table-cell>
          <table:table-cell office:value-type="float" office:value="8019">
            <text:p>8019</text:p>
          </table:table-cell>
          <table:table-cell office:value-type="string">
            <text:p>154.126.200.34</text:p>
          </table:table-cell>
          <table:table-cell office:value-type="float" office:value="9.728">
            <text:p>9.728</text:p>
          </table:table-cell>
          <table:table-cell office:value-type="float" office:value="963072">
            <text:p>963072</text:p>
          </table:table-cell>
          <table:table-cell office:value-type="string">
            <text:p>154.126.223.49</text:p>
          </table:table-cell>
          <table:table-cell office:value-type="float" office:value="-2.108">
            <text:p>-2.108</text:p>
          </table:table-cell>
          <table:table-cell office:value-type="float" office:value="-208692">
            <text:p>-208692</text:p>
          </table:table-cell>
          <table:table-cell office:value-type="string">
            <text:p>154.126.208.98</text:p>
          </table:table-cell>
          <table:table-cell office:value-type="float" office:value="1.05">
            <text:p>1.05</text:p>
          </table:table-cell>
          <table:table-cell office:value-type="float" office:value="103950">
            <text:p>103950</text:p>
          </table:table-cell>
          <table:table-cell office:value-type="string">
            <text:p>154.126.208.97</text:p>
          </table:table-cell>
          <table:table-cell office:value-type="float" office:value="-1.95">
            <text:p>-1.95</text:p>
          </table:table-cell>
          <table:table-cell office:value-type="float" office:value="-193050">
            <text:p>-193050</text:p>
          </table:table-cell>
          <table:table-cell office:value-type="string">
            <text:p>154.126.202.234</text:p>
          </table:table-cell>
          <table:table-cell office:value-type="float" office:value="0.786000000000001">
            <text:p>0.786</text:p>
          </table:table-cell>
          <table:table-cell office:value-type="float" office:value="77814">
            <text:p>77814</text:p>
          </table:table-cell>
          <table:table-cell table:style-name="ce2" office:value-type="string">
            <text:p>196.60.8.102</text:p>
          </table:table-cell>
          <table:table-cell office:value-type="float" office:value="0.810000000000001">
            <text:p>0.81</text:p>
          </table:table-cell>
          <table:table-cell office:value-type="float" office:value="80190">
            <text:p>80190</text:p>
          </table:table-cell>
          <table:table-cell office:value-type="string">
            <text:p>169.255.0.235</text:p>
          </table:table-cell>
          <table:table-cell office:value-type="float" office:value="-0.968000000000001">
            <text:p>-0.968</text:p>
          </table:table-cell>
          <table:table-cell office:value-type="float" office:value="-95832.0000000001">
            <text:p>-95832.0000000001</text:p>
          </table:table-cell>
          <table:table-cell office:value-type="string">
            <text:p>169.255.0.135</text:p>
          </table:table-cell>
          <table:table-cell office:value-type="float" office:value="0.00600000000000023">
            <text:p>0.006</text:p>
          </table:table-cell>
          <table:table-cell office:value-type="float" office:value="594.000000000023">
            <text:p>594</text:p>
          </table:table-cell>
          <table:table-cell table:number-columns-repeated="993"/>
        </table:table-row>
        <table:table-row table:style-name="ro1">
          <table:table-cell office:value-type="string">
            <text:p>16438</text:p>
          </table:table-cell>
          <table:table-cell office:value-type="string">
            <text:p>192.168.0.1</text:p>
          </table:table-cell>
          <table:table-cell office:value-type="float" office:value="0.74">
            <text:p>0.74</text:p>
          </table:table-cell>
          <table:table-cell office:value-type="float" office:value="73260">
            <text:p>73260</text:p>
          </table:table-cell>
          <table:table-cell office:value-type="string">
            <text:p>41.169.129.25</text:p>
          </table:table-cell>
          <table:table-cell office:value-type="float" office:value="0.325">
            <text:p>0.325</text:p>
          </table:table-cell>
          <table:table-cell office:value-type="float" office:value="32175">
            <text:p>32175</text:p>
          </table:table-cell>
          <table:table-cell office:value-type="string">
            <text:p>41.162.159.252</text:p>
          </table:table-cell>
          <table:table-cell office:value-type="float" office:value="1.765">
            <text:p>1.765</text:p>
          </table:table-cell>
          <table:table-cell office:value-type="float" office:value="174735">
            <text:p>174735</text:p>
          </table:table-cell>
          <table:table-cell office:value-type="string">
            <text:p>41.171.133.1</text:p>
          </table:table-cell>
          <table:table-cell office:value-type="float" office:value="1.628">
            <text:p>1.628</text:p>
          </table:table-cell>
          <table:table-cell office:value-type="float" office:value="161172">
            <text:p>161172</text:p>
          </table:table-cell>
          <table:table-cell office:value-type="string">
            <text:p>41.171.132.7</text:p>
          </table:table-cell>
          <table:table-cell office:value-type="float" office:value="4.789">
            <text:p>4.789</text:p>
          </table:table-cell>
          <table:table-cell office:value-type="float" office:value="474111">
            <text:p>474111</text:p>
          </table:table-cell>
          <table:table-cell office:value-type="string">
            <text:p>41.160.0.244</text:p>
          </table:table-cell>
          <table:table-cell office:value-type="float" office:value="0.722">
            <text:p>0.722</text:p>
          </table:table-cell>
          <table:table-cell office:value-type="float" office:value="71478">
            <text:p>71478</text:p>
          </table:table-cell>
          <table:table-cell office:value-type="string">
            <text:p>41.160.0.245</text:p>
          </table:table-cell>
          <table:table-cell office:value-type="float" office:value="21.994">
            <text:p>21.994</text:p>
          </table:table-cell>
          <table:table-cell office:value-type="float" office:value="2177406">
            <text:p>2177406</text:p>
          </table:table-cell>
          <table:table-cell office:value-type="string">
            <text:p>77.246.56.248</text:p>
          </table:table-cell>
          <table:table-cell office:value-type="float" office:value="-7.044">
            <text:p>-7.044</text:p>
          </table:table-cell>
          <table:table-cell office:value-type="float" office:value="-697356">
            <text:p>-697356</text:p>
          </table:table-cell>
          <table:table-cell office:value-type="string">
            <text:p>41.60.135.92</text:p>
          </table:table-cell>
          <table:table-cell office:value-type="float" office:value="-20.68">
            <text:p>-20.68</text:p>
          </table:table-cell>
          <table:table-cell office:value-type="float" office:value="-2047320">
            <text:p>-2047320</text:p>
          </table:table-cell>
          <table:table-cell office:value-type="string">
            <text:p>46.17.232.153</text:p>
          </table:table-cell>
          <table:table-cell office:value-type="float" office:value="-0.205">
            <text:p>-0.205</text:p>
          </table:table-cell>
          <table:table-cell office:value-type="float" office:value="-20295">
            <text:p>-20295</text:p>
          </table:table-cell>
          <table:table-cell table:style-name="ce3" office:value-type="string">
            <text:p>196.60.9.102</text:p>
          </table:table-cell>
          <table:table-cell office:value-type="float" office:value="-0.0110000000000001">
            <text:p>-0.011</text:p>
          </table:table-cell>
          <table:table-cell office:value-type="float" office:value="-1089.00000000001">
            <text:p>-1089</text:p>
          </table:table-cell>
          <table:table-cell office:value-type="string">
            <text:p>169.255.0.235</text:p>
          </table:table-cell>
          <table:table-cell office:value-type="float" office:value="0.141">
            <text:p>0.141</text:p>
          </table:table-cell>
          <table:table-cell office:value-type="float" office:value="13959">
            <text:p>13959</text:p>
          </table:table-cell>
          <table:table-cell office:value-type="string">
            <text:p>169.255.0.135</text:p>
          </table:table-cell>
          <table:table-cell office:value-type="float" office:value="-0.0169999999999995">
            <text:p>-0.017</text:p>
          </table:table-cell>
          <table:table-cell office:value-type="float" office:value="-1682.99999999995">
            <text:p>-1683</text:p>
          </table:table-cell>
          <table:table-cell table:number-columns-repeated="984"/>
        </table:table-row>
        <table:table-row table:style-name="ro1">
          <table:table-cell office:value-type="string">
            <text:p>16497</text:p>
          </table:table-cell>
          <table:table-cell office:value-type="string">
            <text:p>192.168.101.1</text:p>
          </table:table-cell>
          <table:table-cell office:value-type="float" office:value="0.392">
            <text:p>0.392</text:p>
          </table:table-cell>
          <table:table-cell office:value-type="float" office:value="38808">
            <text:p>38808</text:p>
          </table:table-cell>
          <table:table-cell/>
          <table:table-cell office:value-type="float" office:value="99.608">
            <text:p>99.608</text:p>
          </table:table-cell>
          <table:table-cell office:value-type="float" office:value="9861192">
            <text:p>9861192</text:p>
          </table:table-cell>
          <table:table-cell office:value-type="string">
            <text:p>41.193.164.85</text:p>
          </table:table-cell>
          <table:table-cell office:value-type="float" office:value="-94.297">
            <text:p>-94.297</text:p>
          </table:table-cell>
          <table:table-cell office:value-type="float" office:value="-9335403">
            <text:p>-9335403</text:p>
          </table:table-cell>
          <table:table-cell office:value-type="string">
            <text:p>41.193.164.86</text:p>
          </table:table-cell>
          <table:table-cell office:value-type="float" office:value="4.16">
            <text:p>4.16</text:p>
          </table:table-cell>
          <table:table-cell office:value-type="float" office:value="411840">
            <text:p>411840</text:p>
          </table:table-cell>
          <table:table-cell office:value-type="string">
            <text:p>41.193.164.92</text:p>
          </table:table-cell>
          <table:table-cell office:value-type="float" office:value="-5.558">
            <text:p>-5.558</text:p>
          </table:table-cell>
          <table:table-cell office:value-type="float" office:value="-550242">
            <text:p>-550242</text:p>
          </table:table-cell>
          <table:table-cell table:style-name="ce2" office:value-type="string">
            <text:p>196.60.8.102</text:p>
          </table:table-cell>
          <table:table-cell office:value-type="float" office:value="4.232">
            <text:p>4.232</text:p>
          </table:table-cell>
          <table:table-cell office:value-type="float" office:value="418968">
            <text:p>418968</text:p>
          </table:table-cell>
          <table:table-cell office:value-type="string">
            <text:p>169.255.0.235</text:p>
          </table:table-cell>
          <table:table-cell office:value-type="float" office:value="-4.151">
            <text:p>-4.151</text:p>
          </table:table-cell>
          <table:table-cell office:value-type="float" office:value="-410949">
            <text:p>-410949</text:p>
          </table:table-cell>
          <table:table-cell office:value-type="string">
            <text:p>169.255.0.135</text:p>
          </table:table-cell>
          <table:table-cell office:value-type="float" office:value="0.539">
            <text:p>0.539</text:p>
          </table:table-cell>
          <table:table-cell office:value-type="float" office:value="53361">
            <text:p>53361</text:p>
          </table:table-cell>
          <table:table-cell table:number-columns-repeated="999"/>
        </table:table-row>
        <table:table-row table:style-name="ro1">
          <table:table-cell office:value-type="string">
            <text:p>18169</text:p>
          </table:table-cell>
          <table:table-cell office:value-type="string">
            <text:p>146.231.130.1</text:p>
          </table:table-cell>
          <table:table-cell office:value-type="float" office:value="4.589">
            <text:p>4.589</text:p>
          </table:table-cell>
          <table:table-cell office:value-type="float" office:value="454311">
            <text:p>454311</text:p>
          </table:table-cell>
          <table:table-cell office:value-type="string">
            <text:p>146.231.0.38</text:p>
          </table:table-cell>
          <table:table-cell office:value-type="float" office:value="-3.763">
            <text:p>-3.763</text:p>
          </table:table-cell>
          <table:table-cell office:value-type="float" office:value="-372537">
            <text:p>-372537</text:p>
          </table:table-cell>
          <table:table-cell office:value-type="string">
            <text:p>192.42.99.246</text:p>
          </table:table-cell>
          <table:table-cell office:value-type="float" office:value="0.0980000000000001">
            <text:p>0.098</text:p>
          </table:table-cell>
          <table:table-cell office:value-type="float" office:value="9702.00000000001">
            <text:p>9702</text:p>
          </table:table-cell>
          <table:table-cell office:value-type="string">
            <text:p>192.42.99.253</text:p>
          </table:table-cell>
          <table:table-cell office:value-type="float" office:value="0.371">
            <text:p>0.371</text:p>
          </table:table-cell>
          <table:table-cell office:value-type="float" office:value="36729">
            <text:p>36729</text:p>
          </table:table-cell>
          <table:table-cell office:value-type="string">
            <text:p>155.232.5.2</text:p>
          </table:table-cell>
          <table:table-cell office:value-type="float" office:value="27.575">
            <text:p>27.575</text:p>
          </table:table-cell>
          <table:table-cell office:value-type="float" office:value="2729925">
            <text:p>2729925</text:p>
          </table:table-cell>
          <table:table-cell office:value-type="string">
            <text:p>155.232.6.10</text:p>
          </table:table-cell>
          <table:table-cell office:value-type="float" office:value="-0.135000000000002">
            <text:p>-0.135</text:p>
          </table:table-cell>
          <table:table-cell office:value-type="float" office:value="-13365.0000000002">
            <text:p>-13365.0000000002</text:p>
          </table:table-cell>
          <table:table-cell office:value-type="string">
            <text:p>155.232.6.70</text:p>
          </table:table-cell>
          <table:table-cell office:value-type="float" office:value="0.253">
            <text:p>0.253</text:p>
          </table:table-cell>
          <table:table-cell office:value-type="float" office:value="25047">
            <text:p>25047</text:p>
          </table:table-cell>
          <table:table-cell office:value-type="string">
            <text:p>155.232.31.237</text:p>
          </table:table-cell>
          <table:table-cell office:value-type="float" office:value="-8.785">
            <text:p>-8.785</text:p>
          </table:table-cell>
          <table:table-cell office:value-type="float" office:value="-869715">
            <text:p>-869715</text:p>
          </table:table-cell>
          <table:table-cell office:value-type="string">
            <text:p>155.232.6.234</text:p>
          </table:table-cell>
          <table:table-cell office:value-type="float" office:value="8.521">
            <text:p>8.521</text:p>
          </table:table-cell>
          <table:table-cell office:value-type="float" office:value="843579">
            <text:p>843579</text:p>
          </table:table-cell>
          <table:table-cell office:value-type="string">
            <text:p>155.232.128.76</text:p>
          </table:table-cell>
          <table:table-cell office:value-type="float" office:value="-0.263000000000002">
            <text:p>-0.263</text:p>
          </table:table-cell>
          <table:table-cell office:value-type="float" office:value="-26037.0000000002">
            <text:p>-26037.0000000002</text:p>
          </table:table-cell>
          <table:table-cell table:style-name="ce2" office:value-type="string">
            <text:p>196.60.8.102</text:p>
          </table:table-cell>
          <table:table-cell office:value-type="float" office:value="0.275000000000002">
            <text:p>0.275</text:p>
          </table:table-cell>
          <table:table-cell office:value-type="float" office:value="27225.0000000002">
            <text:p>27225.0000000002</text:p>
          </table:table-cell>
          <table:table-cell office:value-type="string">
            <text:p>169.255.0.235</text:p>
          </table:table-cell>
          <table:table-cell office:value-type="float" office:value="0.0889999999999987">
            <text:p>0.089</text:p>
          </table:table-cell>
          <table:table-cell office:value-type="float" office:value="8810.99999999987">
            <text:p>8810.9999999999</text:p>
          </table:table-cell>
          <table:table-cell office:value-type="string">
            <text:p>169.255.0.135</text:p>
          </table:table-cell>
          <table:table-cell office:value-type="float" office:value="-0.245999999999999">
            <text:p>-0.246</text:p>
          </table:table-cell>
          <table:table-cell office:value-type="float" office:value="-24353.9999999999">
            <text:p>-24353.9999999999</text:p>
          </table:table-cell>
          <table:table-cell table:number-columns-repeated="984"/>
        </table:table-row>
        <table:table-row table:style-name="ro1">
          <table:table-cell office:value-type="string">
            <text:p>18671</text:p>
          </table:table-cell>
          <table:table-cell office:value-type="string">
            <text:p>10.0.0.2</text:p>
          </table:table-cell>
          <table:table-cell office:value-type="float" office:value="0.329">
            <text:p>0.329</text:p>
          </table:table-cell>
          <table:table-cell office:value-type="float" office:value="32571">
            <text:p>32571</text:p>
          </table:table-cell>
          <table:table-cell office:value-type="string">
            <text:p>197.245.176.1</text:p>
          </table:table-cell>
          <table:table-cell office:value-type="float" office:value="1.636">
            <text:p>1.636</text:p>
          </table:table-cell>
          <table:table-cell office:value-type="float" office:value="161964">
            <text:p>161964</text:p>
          </table:table-cell>
          <table:table-cell office:value-type="string">
            <text:p>196.22.226.164</text:p>
          </table:table-cell>
          <table:table-cell office:value-type="float" office:value="2.08">
            <text:p>2.08</text:p>
          </table:table-cell>
          <table:table-cell office:value-type="float" office:value="205920">
            <text:p>205920</text:p>
          </table:table-cell>
          <table:table-cell office:value-type="string">
            <text:p>41.193.55.241</text:p>
          </table:table-cell>
          <table:table-cell office:value-type="float" office:value="-3.148">
            <text:p>-3.148</text:p>
          </table:table-cell>
          <table:table-cell office:value-type="float" office:value="-311652">
            <text:p>-311652</text:p>
          </table:table-cell>
          <table:table-cell office:value-type="string">
            <text:p>41.193.12.180</text:p>
          </table:table-cell>
          <table:table-cell office:value-type="float" office:value="0.0459999999999999">
            <text:p>0.046</text:p>
          </table:table-cell>
          <table:table-cell office:value-type="float" office:value="4553.99999999999">
            <text:p>4554</text:p>
          </table:table-cell>
          <table:table-cell office:value-type="string">
            <text:p>41.193.120.66</text:p>
          </table:table-cell>
          <table:table-cell office:value-type="float" office:value="0.507">
            <text:p>0.507</text:p>
          </table:table-cell>
          <table:table-cell office:value-type="float" office:value="50193">
            <text:p>50193</text:p>
          </table:table-cell>
          <table:table-cell office:value-type="string">
            <text:p>41.193.118.5</text:p>
          </table:table-cell>
          <table:table-cell office:value-type="float" office:value="19.987">
            <text:p>19.987</text:p>
          </table:table-cell>
          <table:table-cell office:value-type="float" office:value="1978713">
            <text:p>1978713</text:p>
          </table:table-cell>
          <table:table-cell office:value-type="string">
            <text:p>41.193.119.46</text:p>
          </table:table-cell>
          <table:table-cell office:value-type="float" office:value="-0.399000000000001">
            <text:p>-0.399</text:p>
          </table:table-cell>
          <table:table-cell office:value-type="float" office:value="-39501.0000000001">
            <text:p>-39501.0000000001</text:p>
          </table:table-cell>
          <table:table-cell table:style-name="ce2" office:value-type="string">
            <text:p>196.60.8.102</text:p>
          </table:table-cell>
          <table:table-cell office:value-type="float" office:value="-0.102">
            <text:p>-0.102</text:p>
          </table:table-cell>
          <table:table-cell office:value-type="float" office:value="-10098">
            <text:p>-10098</text:p>
          </table:table-cell>
          <table:table-cell office:value-type="string">
            <text:p>169.255.0.235</text:p>
          </table:table-cell>
          <table:table-cell office:value-type="float" office:value="-2.34">
            <text:p>-2.34</text:p>
          </table:table-cell>
          <table:table-cell office:value-type="float" office:value="-231660">
            <text:p>-231660</text:p>
          </table:table-cell>
          <table:table-cell office:value-type="string">
            <text:p>169.255.0.135</text:p>
          </table:table-cell>
          <table:table-cell office:value-type="float" office:value="0.141999999999999">
            <text:p>0.142</text:p>
          </table:table-cell>
          <table:table-cell office:value-type="float" office:value="14058">
            <text:p>14058</text:p>
          </table:table-cell>
          <table:table-cell table:number-columns-repeated="990"/>
        </table:table-row>
        <table:table-row table:style-name="ro1">
          <table:table-cell office:value-type="string">
            <text:p>19048</text:p>
          </table:table-cell>
          <table:table-cell table:number-columns-repeated="1023"/>
        </table:table-row>
        <table:table-row table:style-name="ro1">
          <table:table-cell office:value-type="string">
            <text:p>19352</text:p>
          </table:table-cell>
          <table:table-cell office:value-type="string">
            <text:p>192.168.88.1</text:p>
          </table:table-cell>
          <table:table-cell office:value-type="float" office:value="0.325">
            <text:p>0.325</text:p>
          </table:table-cell>
          <table:table-cell office:value-type="float" office:value="32175">
            <text:p>32175</text:p>
          </table:table-cell>
          <table:table-cell office:value-type="string">
            <text:p>41.193.120.111</text:p>
          </table:table-cell>
          <table:table-cell office:value-type="float" office:value="0.724">
            <text:p>0.724</text:p>
          </table:table-cell>
          <table:table-cell office:value-type="float" office:value="71676">
            <text:p>71676</text:p>
          </table:table-cell>
          <table:table-cell office:value-type="string">
            <text:p>41.193.120.110</text:p>
          </table:table-cell>
          <table:table-cell office:value-type="float" office:value="0.0700000000000001">
            <text:p>0.07</text:p>
          </table:table-cell>
          <table:table-cell office:value-type="float" office:value="6930.00000000001">
            <text:p>6930</text:p>
          </table:table-cell>
          <table:table-cell office:value-type="string">
            <text:p>41.193.120.227</text:p>
          </table:table-cell>
          <table:table-cell office:value-type="float" office:value="0.842">
            <text:p>0.842</text:p>
          </table:table-cell>
          <table:table-cell office:value-type="float" office:value="83358">
            <text:p>83358</text:p>
          </table:table-cell>
          <table:table-cell office:value-type="string">
            <text:p>41.193.118.142</text:p>
          </table:table-cell>
          <table:table-cell office:value-type="float" office:value="15.369">
            <text:p>15.369</text:p>
          </table:table-cell>
          <table:table-cell office:value-type="float" office:value="1521531">
            <text:p>1521531</text:p>
          </table:table-cell>
          <table:table-cell office:value-type="string">
            <text:p>41.193.119.30</text:p>
          </table:table-cell>
          <table:table-cell office:value-type="float" office:value="-0.720999999999997">
            <text:p>-0.721</text:p>
          </table:table-cell>
          <table:table-cell office:value-type="float" office:value="-71378.9999999997">
            <text:p>-71378.9999999997</text:p>
          </table:table-cell>
          <table:table-cell table:style-name="ce2" office:value-type="string">
            <text:p>196.60.8.102</text:p>
          </table:table-cell>
          <table:table-cell office:value-type="float" office:value="-0.108000000000001">
            <text:p>-0.108</text:p>
          </table:table-cell>
          <table:table-cell office:value-type="float" office:value="-10692">
            <text:p>-10692</text:p>
          </table:table-cell>
          <table:table-cell office:value-type="string">
            <text:p>169.255.0.235</text:p>
          </table:table-cell>
          <table:table-cell office:value-type="float" office:value="2.832">
            <text:p>2.832</text:p>
          </table:table-cell>
          <table:table-cell office:value-type="float" office:value="280368">
            <text:p>280368</text:p>
          </table:table-cell>
          <table:table-cell office:value-type="string">
            <text:p>169.255.0.135</text:p>
          </table:table-cell>
          <table:table-cell office:value-type="float" office:value="0.362000000000002">
            <text:p>0.362</text:p>
          </table:table-cell>
          <table:table-cell office:value-type="float" office:value="35838.0000000002">
            <text:p>35838.0000000002</text:p>
          </table:table-cell>
          <table:table-cell table:number-columns-repeated="996"/>
        </table:table-row>
        <table:table-row table:style-name="ro1">
          <table:table-cell office:value-type="string">
            <text:p>19550</text:p>
          </table:table-cell>
          <table:table-cell office:value-type="string">
            <text:p>168.167.100.42</text:p>
          </table:table-cell>
          <table:table-cell office:value-type="float" office:value="0.936">
            <text:p>0.936</text:p>
          </table:table-cell>
          <table:table-cell office:value-type="float" office:value="92664">
            <text:p>92664</text:p>
          </table:table-cell>
          <table:table-cell office:value-type="string">
            <text:p>168.167.100.41</text:p>
          </table:table-cell>
          <table:table-cell office:value-type="float" office:value="-0.039">
            <text:p>-0.039</text:p>
          </table:table-cell>
          <table:table-cell office:value-type="float" office:value="-3861">
            <text:p>-3861</text:p>
          </table:table-cell>
          <table:table-cell office:value-type="string">
            <text:p>168.167.254.113</text:p>
          </table:table-cell>
          <table:table-cell office:value-type="float" office:value="0.788">
            <text:p>0.788</text:p>
          </table:table-cell>
          <table:table-cell office:value-type="float" office:value="78012">
            <text:p>78012</text:p>
          </table:table-cell>
          <table:table-cell office:value-type="string">
            <text:p>168.167.3.99</text:p>
          </table:table-cell>
          <table:table-cell office:value-type="float" office:value="-0.156">
            <text:p>-0.156</text:p>
          </table:table-cell>
          <table:table-cell office:value-type="float" office:value="-15444">
            <text:p>-15444</text:p>
          </table:table-cell>
          <table:table-cell office:value-type="string">
            <text:p>41.191.216.125</text:p>
          </table:table-cell>
          <table:table-cell office:value-type="float" office:value="0.33">
            <text:p>0.33</text:p>
          </table:table-cell>
          <table:table-cell office:value-type="float" office:value="32670">
            <text:p>32670</text:p>
          </table:table-cell>
          <table:table-cell office:value-type="string">
            <text:p>41.191.219.217</text:p>
          </table:table-cell>
          <table:table-cell office:value-type="float" office:value="13.6">
            <text:p>13.6</text:p>
          </table:table-cell>
          <table:table-cell office:value-type="float" office:value="1346400">
            <text:p>1346400</text:p>
          </table:table-cell>
          <table:table-cell office:value-type="string">
            <text:p>41.191.219.216</text:p>
          </table:table-cell>
          <table:table-cell office:value-type="float" office:value="0.236000000000001">
            <text:p>0.236</text:p>
          </table:table-cell>
          <table:table-cell office:value-type="float" office:value="23364.0000000001">
            <text:p>23364.0000000001</text:p>
          </table:table-cell>
          <table:table-cell table:style-name="ce5" office:value-type="string">
            <text:p>196.60.8.102</text:p>
          </table:table-cell>
          <table:table-cell office:value-type="float" office:value="-7.192">
            <text:p>-7.192</text:p>
          </table:table-cell>
          <table:table-cell office:value-type="float" office:value="-712008">
            <text:p>-712008</text:p>
          </table:table-cell>
          <table:table-cell office:value-type="string">
            <text:p>169.255.0.235</text:p>
          </table:table-cell>
          <table:table-cell office:value-type="float" office:value="0.417999999999999">
            <text:p>0.418</text:p>
          </table:table-cell>
          <table:table-cell office:value-type="float" office:value="41381.9999999999">
            <text:p>41381.9999999999</text:p>
          </table:table-cell>
          <table:table-cell office:value-type="string">
            <text:p>169.255.0.135</text:p>
          </table:table-cell>
          <table:table-cell office:value-type="float" office:value="-0.0629999999999988">
            <text:p>-0.063</text:p>
          </table:table-cell>
          <table:table-cell office:value-type="float" office:value="-6236.99999999988">
            <text:p>-6236.9999999999</text:p>
          </table:table-cell>
          <table:table-cell table:number-columns-repeated="993"/>
        </table:table-row>
        <table:table-row table:style-name="ro1">
          <table:table-cell office:value-type="string">
            <text:p>19994</text:p>
          </table:table-cell>
          <table:table-cell office:value-type="string">
            <text:p>192.168.88.254</text:p>
          </table:table-cell>
          <table:table-cell office:value-type="float" office:value="1.159">
            <text:p>1.159</text:p>
          </table:table-cell>
          <table:table-cell office:value-type="float" office:value="114741">
            <text:p>114741</text:p>
          </table:table-cell>
          <table:table-cell office:value-type="string">
            <text:p>10.24.24.2</text:p>
          </table:table-cell>
          <table:table-cell office:value-type="float" office:value="3.325">
            <text:p>3.325</text:p>
          </table:table-cell>
          <table:table-cell office:value-type="float" office:value="329175">
            <text:p>329175</text:p>
          </table:table-cell>
          <table:table-cell office:value-type="string">
            <text:p>102.132.201.249</text:p>
          </table:table-cell>
          <table:table-cell office:value-type="float" office:value="0.0549999999999997">
            <text:p>0.055</text:p>
          </table:table-cell>
          <table:table-cell office:value-type="float" office:value="5444.99999999997">
            <text:p>5445</text:p>
          </table:table-cell>
          <table:table-cell office:value-type="string">
            <text:p>154.0.4.178</text:p>
          </table:table-cell>
          <table:table-cell office:value-type="float" office:value="0.947">
            <text:p>0.947</text:p>
          </table:table-cell>
          <table:table-cell office:value-type="float" office:value="93753">
            <text:p>93753</text:p>
          </table:table-cell>
          <table:table-cell/>
          <table:table-cell office:value-type="float" office:value="94.514">
            <text:p>94.514</text:p>
          </table:table-cell>
          <table:table-cell office:value-type="float" office:value="9356886">
            <text:p>9356886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2" office:value-type="string">
            <text:p>196.60.8.102</text:p>
          </table:table-cell>
          <table:table-cell office:value-type="float" office:value="-95.287">
            <text:p>-95.287</text:p>
          </table:table-cell>
          <table:table-cell office:value-type="float" office:value="-9433413">
            <text:p>-9433413</text:p>
          </table:table-cell>
          <table:table-cell office:value-type="string">
            <text:p>169.255.0.235</text:p>
          </table:table-cell>
          <table:table-cell office:value-type="float" office:value="0.611">
            <text:p>0.611</text:p>
          </table:table-cell>
          <table:table-cell office:value-type="float" office:value="60489">
            <text:p>60489</text:p>
          </table:table-cell>
          <table:table-cell office:value-type="string">
            <text:p>169.255.0.135</text:p>
          </table:table-cell>
          <table:table-cell office:value-type="float" office:value="0.641">
            <text:p>0.641</text:p>
          </table:table-cell>
          <table:table-cell office:value-type="float" office:value="63459">
            <text:p>63459</text:p>
          </table:table-cell>
          <table:table-cell table:number-columns-repeated="996"/>
        </table:table-row>
        <table:table-row table:style-name="ro1">
          <table:table-cell office:value-type="string">
            <text:p>22221</text:p>
          </table:table-cell>
          <table:table-cell office:value-type="string">
            <text:p>196.40.111.173</text:p>
          </table:table-cell>
          <table:table-cell office:value-type="float" office:value="8.504">
            <text:p>8.504</text:p>
          </table:table-cell>
          <table:table-cell office:value-type="float" office:value="841896">
            <text:p>841896</text:p>
          </table:table-cell>
          <table:table-cell office:value-type="string">
            <text:p>41.204.206.37</text:p>
          </table:table-cell>
          <table:table-cell office:value-type="float" office:value="-8.097">
            <text:p>-8.097</text:p>
          </table:table-cell>
          <table:table-cell office:value-type="float" office:value="-801603">
            <text:p>-801603</text:p>
          </table:table-cell>
          <table:table-cell office:value-type="string">
            <text:p>41.66.133.1</text:p>
          </table:table-cell>
          <table:table-cell office:value-type="float" office:value="0.042">
            <text:p>0.042</text:p>
          </table:table-cell>
          <table:table-cell office:value-type="float" office:value="4158">
            <text:p>4158</text:p>
          </table:table-cell>
          <table:table-cell office:value-type="string">
            <text:p>100.127.1.37</text:p>
          </table:table-cell>
          <table:table-cell office:value-type="float" office:value="15.641">
            <text:p>15.641</text:p>
          </table:table-cell>
          <table:table-cell office:value-type="float" office:value="1548459">
            <text:p>1548459</text:p>
          </table:table-cell>
          <table:table-cell table:style-name="ce2" office:value-type="string">
            <text:p>196.60.8.102</text:p>
          </table:table-cell>
          <table:table-cell office:value-type="float" office:value="-0.056000000000001">
            <text:p>-0.056</text:p>
          </table:table-cell>
          <table:table-cell office:value-type="float" office:value="-5544.00000000009">
            <text:p>-5544.0000000001</text:p>
          </table:table-cell>
          <table:table-cell office:value-type="string">
            <text:p>169.255.0.235</text:p>
          </table:table-cell>
          <table:table-cell office:value-type="float" office:value="0.0850000000000009">
            <text:p>0.085</text:p>
          </table:table-cell>
          <table:table-cell office:value-type="float" office:value="8415.00000000008">
            <text:p>8415.0000000001</text:p>
          </table:table-cell>
          <table:table-cell office:value-type="string">
            <text:p>169.255.0.135</text:p>
          </table:table-cell>
          <table:table-cell office:value-type="float" office:value="0.0859999999999985">
            <text:p>0.086</text:p>
          </table:table-cell>
          <table:table-cell office:value-type="float" office:value="8513.99999999985">
            <text:p>8513.9999999999</text:p>
          </table:table-cell>
          <table:table-cell table:number-columns-repeated="1002"/>
        </table:table-row>
        <table:table-row table:style-name="ro1">
          <table:table-cell office:value-type="string">
            <text:p>25200</text:p>
          </table:table-cell>
          <table:table-cell/>
          <table:table-cell office:value-type="float" office:value="100">
            <text:p>100</text:p>
          </table:table-cell>
          <table:table-cell office:value-type="float" office:value="9900000">
            <text:p>9900000</text:p>
          </table:table-cell>
          <table:table-cell office:value-type="string">
            <text:p>192.168.131.253</text:p>
          </table:table-cell>
          <table:table-cell office:value-type="float" office:value="-99.147">
            <text:p>-99.147</text:p>
          </table:table-cell>
          <table:table-cell office:value-type="float" office:value="-9815553">
            <text:p>-9815553</text:p>
          </table:table-cell>
          <table:table-cell office:value-type="string">
            <text:p>197.84.0.85</text:p>
          </table:table-cell>
          <table:table-cell office:value-type="float" office:value="3.221">
            <text:p>3.221</text:p>
          </table:table-cell>
          <table:table-cell office:value-type="float" office:value="318879">
            <text:p>318879</text:p>
          </table:table-cell>
          <table:table-cell office:value-type="string">
            <text:p>197.84.96.118</text:p>
          </table:table-cell>
          <table:table-cell office:value-type="float" office:value="-0.524">
            <text:p>-0.524</text:p>
          </table:table-cell>
          <table:table-cell office:value-type="float" office:value="-51876">
            <text:p>-51876</text:p>
          </table:table-cell>
          <table:table-cell office:value-type="string">
            <text:p>197.84.7.2</text:p>
          </table:table-cell>
          <table:table-cell office:value-type="float" office:value="18.186">
            <text:p>18.186</text:p>
          </table:table-cell>
          <table:table-cell office:value-type="float" office:value="1800414">
            <text:p>1800414</text:p>
          </table:table-cell>
          <table:table-cell office:value-type="string">
            <text:p>197.80.5.71</text:p>
          </table:table-cell>
          <table:table-cell office:value-type="float" office:value="3.877">
            <text:p>3.877</text:p>
          </table:table-cell>
          <table:table-cell office:value-type="float" office:value="383823">
            <text:p>383823</text:p>
          </table:table-cell>
          <table:table-cell office:value-type="string">
            <text:p>197.80.7.79</text:p>
          </table:table-cell>
          <table:table-cell office:value-type="float" office:value="-1.577">
            <text:p>-1.577</text:p>
          </table:table-cell>
          <table:table-cell office:value-type="float" office:value="-156123">
            <text:p>-156123</text:p>
          </table:table-cell>
          <table:table-cell office:value-type="string">
            <text:p>197.80.4.37</text:p>
          </table:table-cell>
          <table:table-cell office:value-type="float" office:value="-0.672000000000001">
            <text:p>-0.672</text:p>
          </table:table-cell>
          <table:table-cell office:value-type="float" office:value="-66528.0000000001">
            <text:p>-66528.0000000001</text:p>
          </table:table-cell>
          <table:table-cell office:value-type="string">
            <text:p>197.80.4.224</text:p>
          </table:table-cell>
          <table:table-cell office:value-type="float" office:value="1.971">
            <text:p>1.971</text:p>
          </table:table-cell>
          <table:table-cell office:value-type="float" office:value="195129">
            <text:p>195129</text:p>
          </table:table-cell>
          <table:table-cell office:value-type="string">
            <text:p>197.80.5.60</text:p>
          </table:table-cell>
          <table:table-cell office:value-type="float" office:value="-1.718">
            <text:p>-1.718</text:p>
          </table:table-cell>
          <table:table-cell office:value-type="float" office:value="-170082">
            <text:p>-170082</text:p>
          </table:table-cell>
          <table:table-cell office:value-type="string">
            <text:p>197.80.4.97</text:p>
          </table:table-cell>
          <table:table-cell office:value-type="float" office:value="-0.352">
            <text:p>-0.352</text:p>
          </table:table-cell>
          <table:table-cell office:value-type="float" office:value="-34848">
            <text:p>-34848</text:p>
          </table:table-cell>
          <table:table-cell table:style-name="ce2" office:value-type="string">
            <text:p>196.60.8.102</text:p>
          </table:table-cell>
          <table:table-cell office:value-type="float" office:value="-0.66">
            <text:p>-0.66</text:p>
          </table:table-cell>
          <table:table-cell office:value-type="float" office:value="-65340">
            <text:p>-65340</text:p>
          </table:table-cell>
          <table:table-cell office:value-type="string">
            <text:p>169.255.0.235</text:p>
          </table:table-cell>
          <table:table-cell office:value-type="float" office:value="0.506">
            <text:p>0.506</text:p>
          </table:table-cell>
          <table:table-cell office:value-type="float" office:value="50094">
            <text:p>50094</text:p>
          </table:table-cell>
          <table:table-cell office:value-type="string">
            <text:p>169.255.0.135</text:p>
          </table:table-cell>
          <table:table-cell office:value-type="float" office:value="-0.309000000000001">
            <text:p>-0.309</text:p>
          </table:table-cell>
          <table:table-cell office:value-type="float" office:value="-30591.0000000001">
            <text:p>-30591.0000000001</text:p>
          </table:table-cell>
          <table:table-cell table:number-columns-repeated="981"/>
        </table:table-row>
        <table:table-row table:style-name="ro1">
          <table:table-cell office:value-type="string">
            <text:p>29179</text:p>
          </table:table-cell>
          <table:table-cell office:value-type="string">
            <text:p>41.77.51.1</text:p>
          </table:table-cell>
          <table:table-cell office:value-type="float" office:value="0.507">
            <text:p>0.507</text:p>
          </table:table-cell>
          <table:table-cell office:value-type="float" office:value="50193">
            <text:p>50193</text:p>
          </table:table-cell>
          <table:table-cell table:style-name="ce2" office:value-type="string">
            <text:p>196.60.8.102</text:p>
          </table:table-cell>
          <table:table-cell office:value-type="float" office:value="0.166">
            <text:p>0.166</text:p>
          </table:table-cell>
          <table:table-cell office:value-type="float" office:value="16434">
            <text:p>16434</text:p>
          </table:table-cell>
          <table:table-cell office:value-type="string">
            <text:p>169.255.0.235</text:p>
          </table:table-cell>
          <table:table-cell office:value-type="float" office:value="-0.117">
            <text:p>-0.117</text:p>
          </table:table-cell>
          <table:table-cell office:value-type="float" office:value="-11583">
            <text:p>-11583</text:p>
          </table:table-cell>
          <table:table-cell office:value-type="string">
            <text:p>169.255.0.135</text:p>
          </table:table-cell>
          <table:table-cell office:value-type="float" office:value="0.0409999999999999">
            <text:p>0.041</text:p>
          </table:table-cell>
          <table:table-cell office:value-type="float" office:value="4058.99999999999">
            <text:p>4059</text:p>
          </table:table-cell>
          <table:table-cell table:number-columns-repeated="1011"/>
        </table:table-row>
        <table:table-row table:style-name="ro1">
          <table:table-cell office:value-type="string">
            <text:p>33053</text:p>
          </table:table-cell>
          <table:table-cell office:value-type="string">
            <text:p>192.168.44.206</text:p>
          </table:table-cell>
          <table:table-cell office:value-type="float" office:value="0.315">
            <text:p>0.315</text:p>
          </table:table-cell>
          <table:table-cell office:value-type="float" office:value="31185">
            <text:p>31185</text:p>
          </table:table-cell>
          <table:table-cell office:value-type="string">
            <text:p>154.66.89.97</text:p>
          </table:table-cell>
          <table:table-cell office:value-type="float" office:value="6.105">
            <text:p>6.105</text:p>
          </table:table-cell>
          <table:table-cell office:value-type="float" office:value="604395">
            <text:p>604395</text:p>
          </table:table-cell>
          <table:table-cell office:value-type="string">
            <text:p>154.66.88.190</text:p>
          </table:table-cell>
          <table:table-cell office:value-type="float" office:value="0.144">
            <text:p>0.144</text:p>
          </table:table-cell>
          <table:table-cell office:value-type="float" office:value="14256">
            <text:p>14256</text:p>
          </table:table-cell>
          <table:table-cell office:value-type="string">
            <text:p>154.66.95.242</text:p>
          </table:table-cell>
          <table:table-cell office:value-type="float" office:value="21.778">
            <text:p>21.778</text:p>
          </table:table-cell>
          <table:table-cell office:value-type="float" office:value="2156022">
            <text:p>2156022</text:p>
          </table:table-cell>
          <table:table-cell table:style-name="ce2" office:value-type="string">
            <text:p>196.60.8.102</text:p>
          </table:table-cell>
          <table:table-cell office:value-type="float" office:value="0.164000000000002">
            <text:p>0.164</text:p>
          </table:table-cell>
          <table:table-cell office:value-type="float" office:value="16236.0000000001">
            <text:p>16236.0000000001</text:p>
          </table:table-cell>
          <table:table-cell office:value-type="string">
            <text:p>169.255.0.235</text:p>
          </table:table-cell>
          <table:table-cell office:value-type="float" office:value="-0.228999999999999">
            <text:p>-0.229</text:p>
          </table:table-cell>
          <table:table-cell office:value-type="float" office:value="-22670.9999999999">
            <text:p>-22670.9999999999</text:p>
          </table:table-cell>
          <table:table-cell office:value-type="string">
            <text:p>169.255.0.135</text:p>
          </table:table-cell>
          <table:table-cell office:value-type="float" office:value="0.189999999999998">
            <text:p>0.19</text:p>
          </table:table-cell>
          <table:table-cell office:value-type="float" office:value="18809.9999999998">
            <text:p>18809.9999999998</text:p>
          </table:table-cell>
          <table:table-cell table:number-columns-repeated="1002"/>
        </table:table-row>
        <table:table-row table:style-name="ro1">
          <table:table-cell office:value-type="string">
            <text:p>33073</text:p>
          </table:table-cell>
          <table:table-cell table:number-columns-repeated="1023"/>
        </table:table-row>
        <table:table-row table:style-name="ro1">
          <table:table-cell office:value-type="string">
            <text:p>33136</text:p>
          </table:table-cell>
          <table:table-cell office:value-type="string">
            <text:p>197.155.8.129</text:p>
          </table:table-cell>
          <table:table-cell office:value-type="float" office:value="0.335">
            <text:p>0.335</text:p>
          </table:table-cell>
          <table:table-cell office:value-type="float" office:value="33165">
            <text:p>33165</text:p>
          </table:table-cell>
          <table:table-cell office:value-type="string">
            <text:p>197.155.0.18</text:p>
          </table:table-cell>
          <table:table-cell office:value-type="float" office:value="0.136">
            <text:p>0.136</text:p>
          </table:table-cell>
          <table:table-cell office:value-type="float" office:value="13464">
            <text:p>13464</text:p>
          </table:table-cell>
          <table:table-cell office:value-type="string">
            <text:p>197.155.1.49</text:p>
          </table:table-cell>
          <table:table-cell office:value-type="float" office:value="15.724">
            <text:p>15.724</text:p>
          </table:table-cell>
          <table:table-cell office:value-type="float" office:value="1556676">
            <text:p>1556676</text:p>
          </table:table-cell>
          <table:table-cell table:style-name="ce2" office:value-type="string">
            <text:p>196.60.8.102</text:p>
          </table:table-cell>
          <table:table-cell office:value-type="float" office:value="0.0689999999999991">
            <text:p>0.069</text:p>
          </table:table-cell>
          <table:table-cell office:value-type="float" office:value="6830.99999999991">
            <text:p>6830.9999999999</text:p>
          </table:table-cell>
          <table:table-cell office:value-type="string">
            <text:p>169.255.0.235</text:p>
          </table:table-cell>
          <table:table-cell office:value-type="float" office:value="-0.0299999999999976">
            <text:p>-0.03</text:p>
          </table:table-cell>
          <table:table-cell office:value-type="float" office:value="-2969.99999999976">
            <text:p>-2969.9999999998</text:p>
          </table:table-cell>
          <table:table-cell office:value-type="string">
            <text:p>169.255.0.135</text:p>
          </table:table-cell>
          <table:table-cell office:value-type="float" office:value="0.280999999999999">
            <text:p>0.281</text:p>
          </table:table-cell>
          <table:table-cell office:value-type="float" office:value="27818.9999999999">
            <text:p>27818.9999999999</text:p>
          </table:table-cell>
          <table:table-cell table:number-columns-repeated="1005"/>
        </table:table-row>
        <table:table-row table:style-name="ro1">
          <table:table-cell office:value-type="string">
            <text:p>33145</text:p>
          </table:table-cell>
          <table:table-cell office:value-type="string">
            <text:p>192.168.2.1</text:p>
          </table:table-cell>
          <table:table-cell office:value-type="float" office:value="0.456">
            <text:p>0.456</text:p>
          </table:table-cell>
          <table:table-cell office:value-type="float" office:value="45144">
            <text:p>45144</text:p>
          </table:table-cell>
          <table:table-cell office:value-type="string">
            <text:p>156.38.0.66</text:p>
          </table:table-cell>
          <table:table-cell office:value-type="float" office:value="2.441">
            <text:p>2.441</text:p>
          </table:table-cell>
          <table:table-cell office:value-type="float" office:value="241659">
            <text:p>241659</text:p>
          </table:table-cell>
          <table:table-cell/>
          <table:table-cell office:value-type="float" office:value="97.103">
            <text:p>97.103</text:p>
          </table:table-cell>
          <table:table-cell office:value-type="float" office:value="9613197">
            <text:p>9613197</text:p>
          </table:table-cell>
          <table:table-cell table:style-name="ce2" office:value-type="string">
            <text:p>196.60.8.102</text:p>
          </table:table-cell>
          <table:table-cell office:value-type="float" office:value="-96.49">
            <text:p>-96.49</text:p>
          </table:table-cell>
          <table:table-cell office:value-type="float" office:value="-9552510">
            <text:p>-9552510</text:p>
          </table:table-cell>
          <table:table-cell office:value-type="string">
            <text:p>169.255.0.235</text:p>
          </table:table-cell>
          <table:table-cell office:value-type="float" office:value="-0.463">
            <text:p>-0.463</text:p>
          </table:table-cell>
          <table:table-cell office:value-type="float" office:value="-45837">
            <text:p>-45837</text:p>
          </table:table-cell>
          <table:table-cell office:value-type="string">
            <text:p>169.255.0.135</text:p>
          </table:table-cell>
          <table:table-cell office:value-type="float" office:value="0.252">
            <text:p>0.252</text:p>
          </table:table-cell>
          <table:table-cell office:value-type="float" office:value="24948">
            <text:p>24948</text:p>
          </table:table-cell>
          <table:table-cell table:number-columns-repeated="1005"/>
        </table:table-row>
        <table:table-row table:style-name="ro1">
          <table:table-cell office:value-type="string">
            <text:p>33154</text:p>
          </table:table-cell>
          <table:table-cell office:value-type="string">
            <text:p>192.168.44.198</text:p>
          </table:table-cell>
          <table:table-cell office:value-type="float" office:value="0.313">
            <text:p>0.313</text:p>
          </table:table-cell>
          <table:table-cell office:value-type="float" office:value="30987">
            <text:p>30987</text:p>
          </table:table-cell>
          <table:table-cell office:value-type="string">
            <text:p>154.66.88.153</text:p>
          </table:table-cell>
          <table:table-cell office:value-type="float" office:value="-0.018">
            <text:p>-0.018</text:p>
          </table:table-cell>
          <table:table-cell office:value-type="float" office:value="-1782">
            <text:p>-1782</text:p>
          </table:table-cell>
          <table:table-cell office:value-type="string">
            <text:p>154.66.88.186</text:p>
          </table:table-cell>
          <table:table-cell office:value-type="float" office:value="0.573">
            <text:p>0.573</text:p>
          </table:table-cell>
          <table:table-cell office:value-type="float" office:value="56727">
            <text:p>56727</text:p>
          </table:table-cell>
          <table:table-cell office:value-type="string">
            <text:p>154.66.89.8</text:p>
          </table:table-cell>
          <table:table-cell office:value-type="float" office:value="0.196">
            <text:p>0.196</text:p>
          </table:table-cell>
          <table:table-cell office:value-type="float" office:value="19404">
            <text:p>19404</text:p>
          </table:table-cell>
          <table:table-cell office:value-type="string">
            <text:p>45.222.95.50</text:p>
          </table:table-cell>
          <table:table-cell office:value-type="float" office:value="1.036">
            <text:p>1.036</text:p>
          </table:table-cell>
          <table:table-cell office:value-type="float" office:value="102564">
            <text:p>102564</text:p>
          </table:table-cell>
          <table:table-cell office:value-type="string">
            <text:p>154.66.88.190</text:p>
          </table:table-cell>
          <table:table-cell office:value-type="float" office:value="0.0949999999999998">
            <text:p>0.095</text:p>
          </table:table-cell>
          <table:table-cell office:value-type="float" office:value="9404.99999999997">
            <text:p>9405</text:p>
          </table:table-cell>
          <table:table-cell office:value-type="string">
            <text:p>154.66.95.242</text:p>
          </table:table-cell>
          <table:table-cell office:value-type="float" office:value="21.758">
            <text:p>21.758</text:p>
          </table:table-cell>
          <table:table-cell office:value-type="float" office:value="2154042">
            <text:p>2154042</text:p>
          </table:table-cell>
          <table:table-cell table:style-name="ce5" office:value-type="string">
            <text:p>196.60.8.102</text:p>
          </table:table-cell>
          <table:table-cell office:value-type="float" office:value="0.100000000000001">
            <text:p>0.1</text:p>
          </table:table-cell>
          <table:table-cell office:value-type="float" office:value="9900.00000000014">
            <text:p>9900.0000000001</text:p>
          </table:table-cell>
          <table:table-cell office:value-type="string">
            <text:p>169.255.0.235</text:p>
          </table:table-cell>
          <table:table-cell office:value-type="float" office:value="0.0549999999999997">
            <text:p>0.055</text:p>
          </table:table-cell>
          <table:table-cell office:value-type="float" office:value="5444.99999999997">
            <text:p>5445</text:p>
          </table:table-cell>
          <table:table-cell office:value-type="string">
            <text:p>169.255.0.135</text:p>
          </table:table-cell>
          <table:table-cell office:value-type="float" office:value="-0.222999999999999">
            <text:p>-0.223</text:p>
          </table:table-cell>
          <table:table-cell office:value-type="float" office:value="-22076.9999999999">
            <text:p>-22076.9999999999</text:p>
          </table:table-cell>
          <table:table-cell table:number-columns-repeated="993"/>
        </table:table-row>
        <table:table-row table:style-name="ro1">
          <table:table-cell office:value-type="string">
            <text:p>33160</text:p>
          </table:table-cell>
          <table:table-cell office:value-type="string">
            <text:p>41.76.134.129</text:p>
          </table:table-cell>
          <table:table-cell office:value-type="float" office:value="0.372">
            <text:p>0.372</text:p>
          </table:table-cell>
          <table:table-cell office:value-type="float" office:value="36828">
            <text:p>36828</text:p>
          </table:table-cell>
          <table:table-cell office:value-type="string">
            <text:p>197.155.0.18</text:p>
          </table:table-cell>
          <table:table-cell office:value-type="float" office:value="0.166">
            <text:p>0.166</text:p>
          </table:table-cell>
          <table:table-cell office:value-type="float" office:value="16434">
            <text:p>16434</text:p>
          </table:table-cell>
          <table:table-cell office:value-type="string">
            <text:p>197.155.1.49</text:p>
          </table:table-cell>
          <table:table-cell office:value-type="float" office:value="15.632">
            <text:p>15.632</text:p>
          </table:table-cell>
          <table:table-cell office:value-type="float" office:value="1547568">
            <text:p>1547568</text:p>
          </table:table-cell>
          <table:table-cell table:style-name="ce2" office:value-type="string">
            <text:p>196.60.8.102</text:p>
          </table:table-cell>
          <table:table-cell office:value-type="float" office:value="0.165999999999997">
            <text:p>0.166</text:p>
          </table:table-cell>
          <table:table-cell office:value-type="float" office:value="16433.9999999997">
            <text:p>16433.9999999997</text:p>
          </table:table-cell>
          <table:table-cell office:value-type="string">
            <text:p>169.255.0.235</text:p>
          </table:table-cell>
          <table:table-cell office:value-type="float" office:value="-0.0960000000000001">
            <text:p>-0.096</text:p>
          </table:table-cell>
          <table:table-cell office:value-type="float" office:value="-9504.00000000001">
            <text:p>-9504</text:p>
          </table:table-cell>
          <table:table-cell office:value-type="string">
            <text:p>169.255.0.135</text:p>
          </table:table-cell>
          <table:table-cell office:value-type="float" office:value="0.257000000000001">
            <text:p>0.257</text:p>
          </table:table-cell>
          <table:table-cell office:value-type="float" office:value="25443.0000000001">
            <text:p>25443.0000000001</text:p>
          </table:table-cell>
          <table:table-cell table:number-columns-repeated="1005"/>
        </table:table-row>
        <table:table-row table:style-name="ro1">
          <table:table-cell office:value-type="string">
            <text:p>33175</text:p>
          </table:table-cell>
          <table:table-cell office:value-type="string">
            <text:p>192.168.0.1</text:p>
          </table:table-cell>
          <table:table-cell office:value-type="float" office:value="0.328">
            <text:p>0.328</text:p>
          </table:table-cell>
          <table:table-cell office:value-type="float" office:value="32472">
            <text:p>32472</text:p>
          </table:table-cell>
          <table:table-cell office:value-type="string">
            <text:p>105.233.1.35</text:p>
          </table:table-cell>
          <table:table-cell office:value-type="float" office:value="0.236">
            <text:p>0.236</text:p>
          </table:table-cell>
          <table:table-cell office:value-type="float" office:value="23364">
            <text:p>23364</text:p>
          </table:table-cell>
          <table:table-cell office:value-type="string">
            <text:p>41.76.130.137</text:p>
          </table:table-cell>
          <table:table-cell office:value-type="float" office:value="0.259">
            <text:p>0.259</text:p>
          </table:table-cell>
          <table:table-cell office:value-type="float" office:value="25641">
            <text:p>25641</text:p>
          </table:table-cell>
          <table:table-cell office:value-type="string">
            <text:p>197.155.1.190</text:p>
          </table:table-cell>
          <table:table-cell office:value-type="float" office:value="0.167">
            <text:p>0.167</text:p>
          </table:table-cell>
          <table:table-cell office:value-type="float" office:value="16533">
            <text:p>16533</text:p>
          </table:table-cell>
          <table:table-cell office:value-type="string">
            <text:p>196.41.97.52</text:p>
          </table:table-cell>
          <table:table-cell office:value-type="float" office:value="15.684">
            <text:p>15.684</text:p>
          </table:table-cell>
          <table:table-cell office:value-type="float" office:value="1552716">
            <text:p>1552716</text:p>
          </table:table-cell>
          <table:table-cell table:style-name="ce2" office:value-type="string">
            <text:p>196.60.8.102</text:p>
          </table:table-cell>
          <table:table-cell office:value-type="float" office:value="-0.178999999999999">
            <text:p>-0.179</text:p>
          </table:table-cell>
          <table:table-cell office:value-type="float" office:value="-17720.9999999999">
            <text:p>-17720.9999999999</text:p>
          </table:table-cell>
          <table:table-cell office:value-type="string">
            <text:p>169.255.0.235</text:p>
          </table:table-cell>
          <table:table-cell office:value-type="float" office:value="0.0919999999999988">
            <text:p>0.092</text:p>
          </table:table-cell>
          <table:table-cell office:value-type="float" office:value="9107.99999999988">
            <text:p>9107.9999999999</text:p>
          </table:table-cell>
          <table:table-cell office:value-type="string">
            <text:p>169.255.0.135</text:p>
          </table:table-cell>
          <table:table-cell office:value-type="float" office:value="0.27">
            <text:p>0.27</text:p>
          </table:table-cell>
          <table:table-cell office:value-type="float" office:value="26730">
            <text:p>26730</text:p>
          </table:table-cell>
          <table:table-cell table:number-columns-repeated="999"/>
        </table:table-row>
        <table:table-row table:style-name="ro1">
          <table:table-cell office:value-type="string">
            <text:p>33273</text:p>
          </table:table-cell>
          <table:table-cell office:value-type="string">
            <text:p>192.168.0.1</text:p>
          </table:table-cell>
          <table:table-cell office:value-type="float" office:value="1.016">
            <text:p>1.016</text:p>
          </table:table-cell>
          <table:table-cell office:value-type="float" office:value="100584">
            <text:p>100584</text:p>
          </table:table-cell>
          <table:table-cell office:value-type="string">
            <text:p>165.73.75.1</text:p>
          </table:table-cell>
          <table:table-cell office:value-type="float" office:value="2.926">
            <text:p>2.926</text:p>
          </table:table-cell>
          <table:table-cell office:value-type="float" office:value="289674">
            <text:p>289674</text:p>
          </table:table-cell>
          <table:table-cell office:value-type="string">
            <text:p>169.1.21.40</text:p>
          </table:table-cell>
          <table:table-cell office:value-type="float" office:value="-0.413">
            <text:p>-0.413</text:p>
          </table:table-cell>
          <table:table-cell office:value-type="float" office:value="-40887">
            <text:p>-40887</text:p>
          </table:table-cell>
          <table:table-cell office:value-type="string">
            <text:p>100.127.4.172</text:p>
          </table:table-cell>
          <table:table-cell office:value-type="float" office:value="9.37">
            <text:p>9.37</text:p>
          </table:table-cell>
          <table:table-cell office:value-type="float" office:value="927630">
            <text:p>927630</text:p>
          </table:table-cell>
          <table:table-cell table:style-name="ce2" office:value-type="string">
            <text:p>196.60.8.102</text:p>
          </table:table-cell>
          <table:table-cell office:value-type="float" office:value="-0.231999999999999">
            <text:p>-0.232</text:p>
          </table:table-cell>
          <table:table-cell office:value-type="float" office:value="-22967.9999999999">
            <text:p>-22967.9999999999</text:p>
          </table:table-cell>
          <table:table-cell office:value-type="string">
            <text:p>169.255.0.235</text:p>
          </table:table-cell>
          <table:table-cell office:value-type="float" office:value="-0.218999999999999">
            <text:p>-0.219</text:p>
          </table:table-cell>
          <table:table-cell office:value-type="float" office:value="-21680.9999999999">
            <text:p>-21680.9999999999</text:p>
          </table:table-cell>
          <table:table-cell office:value-type="string">
            <text:p>169.255.0.135</text:p>
          </table:table-cell>
          <table:table-cell office:value-type="float" office:value="0.155999999999999">
            <text:p>0.156</text:p>
          </table:table-cell>
          <table:table-cell office:value-type="float" office:value="15443.9999999999">
            <text:p>15443.9999999999</text:p>
          </table:table-cell>
          <table:table-cell table:number-columns-repeated="1002"/>
        </table:table-row>
        <table:table-row table:style-name="ro1">
          <table:table-cell office:value-type="string">
            <text:p>3454</text:p>
          </table:table-cell>
          <table:table-cell office:value-type="string">
            <text:p>10.8.2.254</text:p>
          </table:table-cell>
          <table:table-cell office:value-type="float" office:value="4.916">
            <text:p>4.916</text:p>
          </table:table-cell>
          <table:table-cell office:value-type="float" office:value="486684">
            <text:p>486684</text:p>
          </table:table-cell>
          <table:table-cell office:value-type="string">
            <text:p>10.4.1.254</text:p>
          </table:table-cell>
          <table:table-cell office:value-type="float" office:value="-3.183">
            <text:p>-3.183</text:p>
          </table:table-cell>
          <table:table-cell office:value-type="float" office:value="-315117">
            <text:p>-315117</text:p>
          </table:table-cell>
          <table:table-cell/>
          <table:table-cell office:value-type="float" office:value="98.267">
            <text:p>98.267</text:p>
          </table:table-cell>
          <table:table-cell office:value-type="float" office:value="9728433">
            <text:p>9728433</text:p>
          </table:table-cell>
          <table:table-cell office:value-type="string">
            <text:p>196.24.39.254</text:p>
          </table:table-cell>
          <table:table-cell office:value-type="float" office:value="-96.926">
            <text:p>-96.926</text:p>
          </table:table-cell>
          <table:table-cell office:value-type="float" office:value="-9595674">
            <text:p>-9595674</text:p>
          </table:table-cell>
          <table:table-cell office:value-type="string">
            <text:p>155.232.64.72</text:p>
          </table:table-cell>
          <table:table-cell office:value-type="float" office:value="16.258">
            <text:p>16.258</text:p>
          </table:table-cell>
          <table:table-cell office:value-type="float" office:value="1609542">
            <text:p>1609542</text:p>
          </table:table-cell>
          <table:table-cell office:value-type="string">
            <text:p>155.232.64.65</text:p>
          </table:table-cell>
          <table:table-cell office:value-type="float" office:value="-12.782">
            <text:p>-12.782</text:p>
          </table:table-cell>
          <table:table-cell office:value-type="float" office:value="-1265418">
            <text:p>-1265418</text:p>
          </table:table-cell>
          <table:table-cell office:value-type="string">
            <text:p>155.232.1.149</text:p>
          </table:table-cell>
          <table:table-cell office:value-type="float" office:value="12.573">
            <text:p>12.573</text:p>
          </table:table-cell>
          <table:table-cell office:value-type="float" office:value="1244727">
            <text:p>1244727</text:p>
          </table:table-cell>
          <table:table-cell office:value-type="string">
            <text:p>155.232.128.70</text:p>
          </table:table-cell>
          <table:table-cell office:value-type="float" office:value="0.576999999999998">
            <text:p>0.577</text:p>
          </table:table-cell>
          <table:table-cell office:value-type="float" office:value="57122.9999999998">
            <text:p>57122.9999999998</text:p>
          </table:table-cell>
          <table:table-cell table:style-name="ce2" office:value-type="string">
            <text:p>196.60.8.102</text:p>
          </table:table-cell>
          <table:table-cell office:value-type="float" office:value="-0.872999999999998">
            <text:p>-0.873</text:p>
          </table:table-cell>
          <table:table-cell office:value-type="float" office:value="-86426.9999999998">
            <text:p>-86426.9999999998</text:p>
          </table:table-cell>
          <table:table-cell office:value-type="string">
            <text:p>169.255.0.235</text:p>
          </table:table-cell>
          <table:table-cell office:value-type="float" office:value="-0.133000000000003">
            <text:p>-0.133</text:p>
          </table:table-cell>
          <table:table-cell office:value-type="float" office:value="-13167.0000000003">
            <text:p>-13167.0000000003</text:p>
          </table:table-cell>
          <table:table-cell office:value-type="string">
            <text:p>169.255.0.135</text:p>
          </table:table-cell>
          <table:table-cell office:value-type="float" office:value="1.512">
            <text:p>1.512</text:p>
          </table:table-cell>
          <table:table-cell office:value-type="float" office:value="149688">
            <text:p>149688</text:p>
          </table:table-cell>
          <table:table-cell table:number-columns-repeated="990"/>
        </table:table-row>
        <table:table-row table:style-name="ro1">
          <table:table-cell office:value-type="string">
            <text:p>4041</text:p>
          </table:table-cell>
          <table:table-cell office:value-type="string">
            <text:p>172.22.0.1</text:p>
          </table:table-cell>
          <table:table-cell office:value-type="float" office:value="2.336">
            <text:p>2.336</text:p>
          </table:table-cell>
          <table:table-cell office:value-type="float" office:value="231264">
            <text:p>231264</text:p>
          </table:table-cell>
          <table:table-cell office:value-type="string">
            <text:p>154.0.0.246</text:p>
          </table:table-cell>
          <table:table-cell office:value-type="float" office:value="1.929">
            <text:p>1.929</text:p>
          </table:table-cell>
          <table:table-cell office:value-type="float" office:value="190971">
            <text:p>190971</text:p>
          </table:table-cell>
          <table:table-cell office:value-type="string">
            <text:p>154.0.4.161</text:p>
          </table:table-cell>
          <table:table-cell office:value-type="float" office:value="0.0230000000000006">
            <text:p>0.023</text:p>
          </table:table-cell>
          <table:table-cell office:value-type="float" office:value="2277.00000000006">
            <text:p>2277.0000000001</text:p>
          </table:table-cell>
          <table:table-cell office:value-type="string">
            <text:p>100.98.1.18</text:p>
          </table:table-cell>
          <table:table-cell office:value-type="float" office:value="16.854">
            <text:p>16.854</text:p>
          </table:table-cell>
          <table:table-cell office:value-type="float" office:value="1668546">
            <text:p>1668546</text:p>
          </table:table-cell>
          <table:table-cell office:value-type="string">
            <text:p>100.99.1.250</text:p>
          </table:table-cell>
          <table:table-cell office:value-type="float" office:value="-2.293">
            <text:p>-2.293</text:p>
          </table:table-cell>
          <table:table-cell office:value-type="float" office:value="-227007">
            <text:p>-227007</text:p>
          </table:table-cell>
          <table:table-cell table:style-name="ce2" office:value-type="string">
            <text:p>196.60.8.102</text:p>
          </table:table-cell>
          <table:table-cell office:value-type="float" office:value="0.855999999999998">
            <text:p>0.856</text:p>
          </table:table-cell>
          <table:table-cell office:value-type="float" office:value="84743.9999999998">
            <text:p>84743.9999999998</text:p>
          </table:table-cell>
          <table:table-cell office:value-type="string">
            <text:p>169.255.0.235</text:p>
          </table:table-cell>
          <table:table-cell office:value-type="float" office:value="-0.128999999999998">
            <text:p>-0.129</text:p>
          </table:table-cell>
          <table:table-cell office:value-type="float" office:value="-12770.9999999998">
            <text:p>-12770.9999999998</text:p>
          </table:table-cell>
          <table:table-cell office:value-type="string">
            <text:p>169.255.0.135</text:p>
          </table:table-cell>
          <table:table-cell office:value-type="float" office:value="2.006">
            <text:p>2.006</text:p>
          </table:table-cell>
          <table:table-cell office:value-type="float" office:value="198594">
            <text:p>198594</text:p>
          </table:table-cell>
          <table:table-cell table:number-columns-repeated="999"/>
        </table:table-row>
        <table:table-row table:style-name="ro1">
          <table:table-cell office:value-type="string">
            <text:p>4088</text:p>
          </table:table-cell>
          <table:table-cell office:value-type="string">
            <text:p>169.255.59.254</text:p>
          </table:table-cell>
          <table:table-cell office:value-type="float" office:value="3.107">
            <text:p>3.107</text:p>
          </table:table-cell>
          <table:table-cell office:value-type="float" office:value="307593">
            <text:p>307593</text:p>
          </table:table-cell>
          <table:table-cell office:value-type="string">
            <text:p>10.100.58.1</text:p>
          </table:table-cell>
          <table:table-cell office:value-type="float" office:value="-0.0190000000000001">
            <text:p>-0.019</text:p>
          </table:table-cell>
          <table:table-cell office:value-type="float" office:value="-1881.00000000001">
            <text:p>-1881</text:p>
          </table:table-cell>
          <table:table-cell table:style-name="ce3"/>
          <table:table-cell office:value-type="float" office:value="96.912">
            <text:p>96.912</text:p>
          </table:table-cell>
          <table:table-cell office:value-type="float" office:value="9594288">
            <text:p>9594288</text:p>
          </table:table-cell>
          <table:table-cell office:value-type="string">
            <text:p>169.255.0.235</text:p>
          </table:table-cell>
          <table:table-cell office:value-type="float" office:value="-96.143">
            <text:p>-96.143</text:p>
          </table:table-cell>
          <table:table-cell office:value-type="float" office:value="-9518157">
            <text:p>-9518157</text:p>
          </table:table-cell>
          <table:table-cell office:value-type="string">
            <text:p>169.255.0.135</text:p>
          </table:table-cell>
          <table:table-cell office:value-type="float" office:value="0.0819999999999999">
            <text:p>0.082</text:p>
          </table:table-cell>
          <table:table-cell office:value-type="float" office:value="8117.99999999999">
            <text:p>8118</text:p>
          </table:table-cell>
          <table:table-cell table:number-columns-repeated="1008"/>
        </table:table-row>
        <table:table-row table:style-name="ro1">
          <table:table-cell office:value-type="string">
            <text:p>4518</text:p>
          </table:table-cell>
          <table:table-cell/>
          <table:table-cell office:value-type="float" office:value="100">
            <text:p>100</text:p>
          </table:table-cell>
          <table:table-cell office:value-type="float" office:value="9900000">
            <text:p>9900000</text:p>
          </table:table-cell>
          <table:table-cell table:number-columns-repeated="1020"/>
        </table:table-row>
        <table:table-row table:style-name="ro1">
          <table:table-cell office:value-type="string">
            <text:p>473</text:p>
          </table:table-cell>
          <table:table-cell office:value-type="string">
            <text:p>196.4.161.254</text:p>
          </table:table-cell>
          <table:table-cell office:value-type="float" office:value="7.184">
            <text:p>7.184</text:p>
          </table:table-cell>
          <table:table-cell office:value-type="float" office:value="711216">
            <text:p>711216</text:p>
          </table:table-cell>
          <table:table-cell office:value-type="string">
            <text:p>168.209.1.179</text:p>
          </table:table-cell>
          <table:table-cell office:value-type="float" office:value="-2.14">
            <text:p>-2.14</text:p>
          </table:table-cell>
          <table:table-cell office:value-type="float" office:value="-211860">
            <text:p>-211860</text:p>
          </table:table-cell>
          <table:table-cell table:style-name="ce2" office:value-type="string">
            <text:p>196.60.8.102</text:p>
          </table:table-cell>
          <table:table-cell office:value-type="float" office:value="0.00900000000000034">
            <text:p>0.009</text:p>
          </table:table-cell>
          <table:table-cell office:value-type="float" office:value="891.000000000034">
            <text:p>891</text:p>
          </table:table-cell>
          <table:table-cell office:value-type="string">
            <text:p>169.255.0.235</text:p>
          </table:table-cell>
          <table:table-cell office:value-type="float" office:value="-1.224">
            <text:p>-1.224</text:p>
          </table:table-cell>
          <table:table-cell office:value-type="float" office:value="-121176">
            <text:p>-121176</text:p>
          </table:table-cell>
          <table:table-cell office:value-type="string">
            <text:p>169.255.0.135</text:p>
          </table:table-cell>
          <table:table-cell office:value-type="float" office:value="1.298">
            <text:p>1.298</text:p>
          </table:table-cell>
          <table:table-cell office:value-type="float" office:value="128502">
            <text:p>128502</text:p>
          </table:table-cell>
          <table:table-cell table:number-columns-repeated="1008"/>
        </table:table-row>
        <table:table-row table:style-name="ro1">
          <table:table-cell office:value-type="string">
            <text:p>50011</text:p>
          </table:table-cell>
          <table:table-cell office:value-type="string">
            <text:p>10.0.110.1</text:p>
          </table:table-cell>
          <table:table-cell office:value-type="float" office:value="1.3">
            <text:p>1.3</text:p>
          </table:table-cell>
          <table:table-cell office:value-type="float" office:value="128700">
            <text:p>128700</text:p>
          </table:table-cell>
          <table:table-cell/>
          <table:table-cell office:value-type="float" office:value="98.7">
            <text:p>98.7</text:p>
          </table:table-cell>
          <table:table-cell office:value-type="float" office:value="9771300">
            <text:p>9771300</text:p>
          </table:table-cell>
          <table:table-cell office:value-type="string">
            <text:p>196.38.75.109</text:p>
          </table:table-cell>
          <table:table-cell office:value-type="float" office:value="-94.179">
            <text:p>-94.179</text:p>
          </table:table-cell>
          <table:table-cell office:value-type="float" office:value="-9323721">
            <text:p>-9323721</text:p>
          </table:table-cell>
          <table:table-cell office:value-type="string">
            <text:p>196.38.75.110</text:p>
          </table:table-cell>
          <table:table-cell office:value-type="float" office:value="-1.175">
            <text:p>-1.175</text:p>
          </table:table-cell>
          <table:table-cell office:value-type="float" office:value="-116325">
            <text:p>-116325</text:p>
          </table:table-cell>
          <table:table-cell office:value-type="string">
            <text:p>196.38.77.16</text:p>
          </table:table-cell>
          <table:table-cell office:value-type="float" office:value="-0.673">
            <text:p>-0.673</text:p>
          </table:table-cell>
          <table:table-cell office:value-type="float" office:value="-66627">
            <text:p>-66627</text:p>
          </table:table-cell>
          <table:table-cell office:value-type="string">
            <text:p>168.209.0.34</text:p>
          </table:table-cell>
          <table:table-cell office:value-type="float" office:value="1.346">
            <text:p>1.346</text:p>
          </table:table-cell>
          <table:table-cell office:value-type="float" office:value="133254">
            <text:p>133254</text:p>
          </table:table-cell>
          <table:table-cell office:value-type="string">
            <text:p>196.26.0.130</text:p>
          </table:table-cell>
          <table:table-cell office:value-type="float" office:value="-0.476">
            <text:p>-0.476</text:p>
          </table:table-cell>
          <table:table-cell office:value-type="float" office:value="-47124">
            <text:p>-47124</text:p>
          </table:table-cell>
          <table:table-cell table:style-name="ce2" office:value-type="string">
            <text:p>196.60.8.102</text:p>
          </table:table-cell>
          <table:table-cell office:value-type="float" office:value="1.096">
            <text:p>1.096</text:p>
          </table:table-cell>
          <table:table-cell office:value-type="float" office:value="108504">
            <text:p>108504</text:p>
          </table:table-cell>
          <table:table-cell office:value-type="string">
            <text:p>169.255.0.235</text:p>
          </table:table-cell>
          <table:table-cell office:value-type="float" office:value="0.537">
            <text:p>0.537</text:p>
          </table:table-cell>
          <table:table-cell office:value-type="float" office:value="53163">
            <text:p>53163</text:p>
          </table:table-cell>
          <table:table-cell office:value-type="string">
            <text:p>169.255.0.135</text:p>
          </table:table-cell>
          <table:table-cell office:value-type="float" office:value="-0.701">
            <text:p>-0.701</text:p>
          </table:table-cell>
          <table:table-cell office:value-type="float" office:value="-69399">
            <text:p>-69399</text:p>
          </table:table-cell>
          <table:table-cell table:number-columns-repeated="993"/>
        </table:table-row>
        <table:table-row table:style-name="ro1">
          <table:table-cell office:value-type="string">
            <text:p>50138</text:p>
          </table:table-cell>
          <table:table-cell office:value-type="string">
            <text:p>192.168.0.2</text:p>
          </table:table-cell>
          <table:table-cell office:value-type="float" office:value="0.57">
            <text:p>0.57</text:p>
          </table:table-cell>
          <table:table-cell office:value-type="float" office:value="56430">
            <text:p>56430</text:p>
          </table:table-cell>
          <table:table-cell office:value-type="string">
            <text:p>10.13.200.254</text:p>
          </table:table-cell>
          <table:table-cell office:value-type="float" office:value="11.633">
            <text:p>11.633</text:p>
          </table:table-cell>
          <table:table-cell office:value-type="float" office:value="1151667">
            <text:p>1151667</text:p>
          </table:table-cell>
          <table:table-cell office:value-type="string">
            <text:p>169.255.169.153</text:p>
          </table:table-cell>
          <table:table-cell office:value-type="float" office:value="2.553">
            <text:p>2.553</text:p>
          </table:table-cell>
          <table:table-cell office:value-type="float" office:value="252747">
            <text:p>252747</text:p>
          </table:table-cell>
          <table:table-cell office:value-type="string">
            <text:p>169.255.169.254</text:p>
          </table:table-cell>
          <table:table-cell office:value-type="float" office:value="-5.736">
            <text:p>-5.736</text:p>
          </table:table-cell>
          <table:table-cell office:value-type="float" office:value="-567864">
            <text:p>-567864</text:p>
          </table:table-cell>
          <table:table-cell table:style-name="ce2" office:value-type="string">
            <text:p>196.60.8.102</text:p>
          </table:table-cell>
          <table:table-cell office:value-type="float" office:value="31.53">
            <text:p>31.53</text:p>
          </table:table-cell>
          <table:table-cell office:value-type="float" office:value="3121470">
            <text:p>3121470</text:p>
          </table:table-cell>
          <table:table-cell office:value-type="string">
            <text:p>169.255.0.235</text:p>
          </table:table-cell>
          <table:table-cell office:value-type="float" office:value="-13.872">
            <text:p>-13.872</text:p>
          </table:table-cell>
          <table:table-cell office:value-type="float" office:value="-1373328">
            <text:p>-1373328</text:p>
          </table:table-cell>
          <table:table-cell office:value-type="string">
            <text:p>169.255.0.135</text:p>
          </table:table-cell>
          <table:table-cell office:value-type="float" office:value="4.642">
            <text:p>4.642</text:p>
          </table:table-cell>
          <table:table-cell office:value-type="float" office:value="459558">
            <text:p>459558</text:p>
          </table:table-cell>
          <table:table-cell table:number-columns-repeated="1002"/>
        </table:table-row>
        <table:table-row table:style-name="ro1">
          <table:table-cell office:value-type="string">
            <text:p>50139</text:p>
          </table:table-cell>
          <table:table-cell office:value-type="string">
            <text:p>192.168.24.1</text:p>
          </table:table-cell>
          <table:table-cell office:value-type="float" office:value="0.563">
            <text:p>0.563</text:p>
          </table:table-cell>
          <table:table-cell office:value-type="float" office:value="55737">
            <text:p>55737</text:p>
          </table:table-cell>
          <table:table-cell office:value-type="string">
            <text:p>11.25.4.5</text:p>
          </table:table-cell>
          <table:table-cell office:value-type="float" office:value="0.0510000000000001">
            <text:p>0.051</text:p>
          </table:table-cell>
          <table:table-cell office:value-type="float" office:value="5049.00000000001">
            <text:p>5049</text:p>
          </table:table-cell>
          <table:table-cell office:value-type="string">
            <text:p>100.64.63.30</text:p>
          </table:table-cell>
          <table:table-cell office:value-type="float" office:value="0.966">
            <text:p>0.966</text:p>
          </table:table-cell>
          <table:table-cell office:value-type="float" office:value="95634">
            <text:p>95634</text:p>
          </table:table-cell>
          <table:table-cell office:value-type="string">
            <text:p>100.116.49.106</text:p>
          </table:table-cell>
          <table:table-cell office:value-type="float" office:value="0.291">
            <text:p>0.291</text:p>
          </table:table-cell>
          <table:table-cell office:value-type="float" office:value="28809">
            <text:p>28809</text:p>
          </table:table-cell>
          <table:table-cell office:value-type="string">
            <text:p>105.23.224.77</text:p>
          </table:table-cell>
          <table:table-cell office:value-type="float" office:value="11.049">
            <text:p>11.049</text:p>
          </table:table-cell>
          <table:table-cell office:value-type="float" office:value="1093851">
            <text:p>1093851</text:p>
          </table:table-cell>
          <table:table-cell office:value-type="string">
            <text:p>105.16.10.217</text:p>
          </table:table-cell>
          <table:table-cell office:value-type="float" office:value="0.183999999999999">
            <text:p>0.184</text:p>
          </table:table-cell>
          <table:table-cell office:value-type="float" office:value="18215.9999999999">
            <text:p>18215.9999999999</text:p>
          </table:table-cell>
          <table:table-cell office:value-type="string">
            <text:p>105.16.13.121</text:p>
          </table:table-cell>
          <table:table-cell office:value-type="float" office:value="0.387">
            <text:p>0.387</text:p>
          </table:table-cell>
          <table:table-cell office:value-type="float" office:value="38313">
            <text:p>38313</text:p>
          </table:table-cell>
          <table:table-cell office:value-type="string">
            <text:p>105.16.28.10</text:p>
          </table:table-cell>
          <table:table-cell office:value-type="float" office:value="-0.961">
            <text:p>-0.961</text:p>
          </table:table-cell>
          <table:table-cell office:value-type="float" office:value="-95139">
            <text:p>-95139</text:p>
          </table:table-cell>
          <table:table-cell table:style-name="ce3" office:value-type="string">
            <text:p>196.60.9.102</text:p>
          </table:table-cell>
          <table:table-cell office:value-type="float" office:value="-1.36">
            <text:p>-1.36</text:p>
          </table:table-cell>
          <table:table-cell office:value-type="float" office:value="-134640">
            <text:p>-134640</text:p>
          </table:table-cell>
          <table:table-cell office:value-type="string">
            <text:p>169.255.0.235</text:p>
          </table:table-cell>
          <table:table-cell office:value-type="float" office:value="0.57">
            <text:p>0.57</text:p>
          </table:table-cell>
          <table:table-cell office:value-type="float" office:value="56430">
            <text:p>56430</text:p>
          </table:table-cell>
          <table:table-cell office:value-type="string">
            <text:p>169.255.0.135</text:p>
          </table:table-cell>
          <table:table-cell office:value-type="float" office:value="0.183999999999999">
            <text:p>0.184</text:p>
          </table:table-cell>
          <table:table-cell office:value-type="float" office:value="18215.9999999999">
            <text:p>18215.9999999999</text:p>
          </table:table-cell>
          <table:table-cell table:number-columns-repeated="990"/>
        </table:table-row>
        <table:table-row table:style-name="ro1">
          <table:table-cell office:value-type="string">
            <text:p>50192</text:p>
          </table:table-cell>
          <table:table-cell table:number-columns-repeated="1023"/>
        </table:table-row>
        <table:table-row table:style-name="ro1">
          <table:table-cell office:value-type="string">
            <text:p>50322</text:p>
          </table:table-cell>
          <table:table-cell office:value-type="string">
            <text:p>10.1.0.3</text:p>
          </table:table-cell>
          <table:table-cell office:value-type="float" office:value="0.669">
            <text:p>0.669</text:p>
          </table:table-cell>
          <table:table-cell office:value-type="float" office:value="66231">
            <text:p>66231</text:p>
          </table:table-cell>
          <table:table-cell/>
          <table:table-cell office:value-type="float" office:value="99.331">
            <text:p>99.331</text:p>
          </table:table-cell>
          <table:table-cell office:value-type="float" office:value="9833769">
            <text:p>9833769</text:p>
          </table:table-cell>
          <table:table-cell office:value-type="string">
            <text:p>169.255.38.1</text:p>
          </table:table-cell>
          <table:table-cell office:value-type="float" office:value="-97.997">
            <text:p>-97.997</text:p>
          </table:table-cell>
          <table:table-cell office:value-type="float" office:value="-9701703">
            <text:p>-9701703</text:p>
          </table:table-cell>
          <table:table-cell table:style-name="ce2" office:value-type="string">
            <text:p>196.60.8.102</text:p>
          </table:table-cell>
          <table:table-cell office:value-type="float" office:value="12.173">
            <text:p>12.173</text:p>
          </table:table-cell>
          <table:table-cell office:value-type="float" office:value="1205127">
            <text:p>1205127</text:p>
          </table:table-cell>
          <table:table-cell office:value-type="string">
            <text:p>169.255.0.235</text:p>
          </table:table-cell>
          <table:table-cell office:value-type="float" office:value="0.686999999999999">
            <text:p>0.687</text:p>
          </table:table-cell>
          <table:table-cell office:value-type="float" office:value="68012.9999999999">
            <text:p>68012.9999999999</text:p>
          </table:table-cell>
          <table:table-cell office:value-type="string">
            <text:p>169.255.0.135</text:p>
          </table:table-cell>
          <table:table-cell office:value-type="float" office:value="-0.597">
            <text:p>-0.597</text:p>
          </table:table-cell>
          <table:table-cell office:value-type="float" office:value="-59103">
            <text:p>-59103</text:p>
          </table:table-cell>
          <table:table-cell table:number-columns-repeated="1005"/>
        </table:table-row>
        <table:table-row table:style-name="ro1">
          <table:table-cell office:value-type="string">
            <text:p>50355</text:p>
          </table:table-cell>
          <table:table-cell table:number-columns-repeated="1023"/>
        </table:table-row>
        <table:table-row table:style-name="ro1">
          <table:table-cell office:value-type="string">
            <text:p>50396</text:p>
          </table:table-cell>
          <table:table-cell table:number-columns-repeated="1023"/>
        </table:table-row>
        <table:table-row table:style-name="ro1">
          <table:table-cell office:value-type="string">
            <text:p>50618</text:p>
          </table:table-cell>
          <table:table-cell office:value-type="string">
            <text:p>192.168.0.1</text:p>
          </table:table-cell>
          <table:table-cell office:value-type="float" office:value="1.196">
            <text:p>1.196</text:p>
          </table:table-cell>
          <table:table-cell office:value-type="float" office:value="118404">
            <text:p>118404</text:p>
          </table:table-cell>
          <table:table-cell office:value-type="string">
            <text:p>102.132.135.1</text:p>
          </table:table-cell>
          <table:table-cell office:value-type="float" office:value="2.458">
            <text:p>2.458</text:p>
          </table:table-cell>
          <table:table-cell office:value-type="float" office:value="243342">
            <text:p>243342</text:p>
          </table:table-cell>
          <table:table-cell office:value-type="string">
            <text:p>154.0.3.97</text:p>
          </table:table-cell>
          <table:table-cell office:value-type="float" office:value="1.025">
            <text:p>1.025</text:p>
          </table:table-cell>
          <table:table-cell office:value-type="float" office:value="101475">
            <text:p>101475</text:p>
          </table:table-cell>
          <table:table-cell office:value-type="string">
            <text:p>154.0.5.2</text:p>
          </table:table-cell>
          <table:table-cell office:value-type="float" office:value="-2.963">
            <text:p>-2.963</text:p>
          </table:table-cell>
          <table:table-cell office:value-type="float" office:value="-293337">
            <text:p>-293337</text:p>
          </table:table-cell>
          <table:table-cell office:value-type="string">
            <text:p>100.99.0.211</text:p>
          </table:table-cell>
          <table:table-cell office:value-type="float" office:value="0.285">
            <text:p>0.285</text:p>
          </table:table-cell>
          <table:table-cell office:value-type="float" office:value="28215">
            <text:p>28215</text:p>
          </table:table-cell>
          <table:table-cell office:value-type="string">
            <text:p>100.98.0.165</text:p>
          </table:table-cell>
          <table:table-cell office:value-type="float" office:value="0.616">
            <text:p>0.616</text:p>
          </table:table-cell>
          <table:table-cell office:value-type="float" office:value="60984">
            <text:p>60984</text:p>
          </table:table-cell>
          <table:table-cell table:style-name="ce2" office:value-type="string">
            <text:p>196.60.8.102</text:p>
          </table:table-cell>
          <table:table-cell office:value-type="float" office:value="-0.416">
            <text:p>-0.416</text:p>
          </table:table-cell>
          <table:table-cell office:value-type="float" office:value="-41184">
            <text:p>-41184</text:p>
          </table:table-cell>
          <table:table-cell office:value-type="string">
            <text:p>169.255.0.235</text:p>
          </table:table-cell>
          <table:table-cell office:value-type="float" office:value="0.0840000000000001">
            <text:p>0.084</text:p>
          </table:table-cell>
          <table:table-cell office:value-type="float" office:value="8316.00000000001">
            <text:p>8316</text:p>
          </table:table-cell>
          <table:table-cell office:value-type="string">
            <text:p>169.255.0.135</text:p>
          </table:table-cell>
          <table:table-cell office:value-type="float" office:value="-0.0440000000000001">
            <text:p>-0.044</text:p>
          </table:table-cell>
          <table:table-cell office:value-type="float" office:value="-4356">
            <text:p>-4356</text:p>
          </table:table-cell>
          <table:table-cell table:number-columns-repeated="996"/>
        </table:table-row>
        <table:table-row table:style-name="ro1">
          <table:table-cell office:value-type="string">
            <text:p>50858</text:p>
          </table:table-cell>
          <table:table-cell table:number-columns-repeated="1023"/>
        </table:table-row>
        <table:table-row table:style-name="ro1">
          <table:table-cell office:value-type="string">
            <text:p>51813</text:p>
          </table:table-cell>
          <table:table-cell table:number-columns-repeated="1023"/>
        </table:table-row>
        <table:table-row table:style-name="ro1">
          <table:table-cell office:value-type="string">
            <text:p>52902</text:p>
          </table:table-cell>
          <table:table-cell table:number-columns-repeated="1023"/>
        </table:table-row>
        <table:table-row table:style-name="ro1">
          <table:table-cell office:value-type="string">
            <text:p>54246</text:p>
          </table:table-cell>
          <table:table-cell office:value-type="string">
            <text:p>192.168.241.1</text:p>
          </table:table-cell>
          <table:table-cell office:value-type="float" office:value="0.707">
            <text:p>0.707</text:p>
          </table:table-cell>
          <table:table-cell office:value-type="float" office:value="69993">
            <text:p>69993</text:p>
          </table:table-cell>
          <table:table-cell office:value-type="string">
            <text:p>172.16.0.1</text:p>
          </table:table-cell>
          <table:table-cell office:value-type="float" office:value="1.64">
            <text:p>1.64</text:p>
          </table:table-cell>
          <table:table-cell office:value-type="float" office:value="162360">
            <text:p>162360</text:p>
          </table:table-cell>
          <table:table-cell office:value-type="string">
            <text:p>172.68.185.1</text:p>
          </table:table-cell>
          <table:table-cell office:value-type="float" office:value="0.671">
            <text:p>0.671</text:p>
          </table:table-cell>
          <table:table-cell office:value-type="float" office:value="66429">
            <text:p>66429</text:p>
          </table:table-cell>
          <table:table-cell office:value-type="string">
            <text:p>197.157.64.174</text:p>
          </table:table-cell>
          <table:table-cell office:value-type="float" office:value="-0.591">
            <text:p>-0.591</text:p>
          </table:table-cell>
          <table:table-cell office:value-type="float" office:value="-58509">
            <text:p>-58509</text:p>
          </table:table-cell>
          <table:table-cell office:value-type="string">
            <text:p>196.60.70.66</text:p>
          </table:table-cell>
          <table:table-cell office:value-type="float" office:value="0.31">
            <text:p>0.31</text:p>
          </table:table-cell>
          <table:table-cell office:value-type="float" office:value="30690">
            <text:p>30690</text:p>
          </table:table-cell>
          <table:table-cell office:value-type="string">
            <text:p>105.16.31.1</text:p>
          </table:table-cell>
          <table:table-cell office:value-type="float" office:value="18.705">
            <text:p>18.705</text:p>
          </table:table-cell>
          <table:table-cell office:value-type="float" office:value="1851795">
            <text:p>1851795</text:p>
          </table:table-cell>
          <table:table-cell office:value-type="string">
            <text:p>105.16.15.249</text:p>
          </table:table-cell>
          <table:table-cell office:value-type="float" office:value="-0.0150000000000006">
            <text:p>-0.015</text:p>
          </table:table-cell>
          <table:table-cell office:value-type="float" office:value="-1485.00000000006">
            <text:p>-1485.0000000001</text:p>
          </table:table-cell>
          <table:table-cell office:value-type="string">
            <text:p>105.16.28.10</text:p>
          </table:table-cell>
          <table:table-cell office:value-type="float" office:value="-3.34">
            <text:p>-3.34</text:p>
          </table:table-cell>
          <table:table-cell office:value-type="float" office:value="-330660">
            <text:p>-330660</text:p>
          </table:table-cell>
          <table:table-cell table:style-name="ce7" office:value-type="string">
            <text:p>105.22.46.70</text:p>
          </table:table-cell>
          <table:table-cell office:value-type="float" office:value="0.0109999999999992">
            <text:p>0.011</text:p>
          </table:table-cell>
          <table:table-cell office:value-type="float" office:value="1088.99999999992">
            <text:p>1088.9999999999</text:p>
          </table:table-cell>
          <table:table-cell office:value-type="string">
            <text:p>169.255.0.235</text:p>
          </table:table-cell>
          <table:table-cell office:value-type="float" office:value="0.141999999999999">
            <text:p>0.142</text:p>
          </table:table-cell>
          <table:table-cell office:value-type="float" office:value="14058">
            <text:p>14058</text:p>
          </table:table-cell>
          <table:table-cell office:value-type="string">
            <text:p>169.255.0.135</text:p>
          </table:table-cell>
          <table:table-cell office:value-type="float" office:value="0.0890000000000022">
            <text:p>0.089</text:p>
          </table:table-cell>
          <table:table-cell office:value-type="float" office:value="8811.00000000022">
            <text:p>8811.0000000002</text:p>
          </table:table-cell>
          <table:table-cell table:number-columns-repeated="990"/>
        </table:table-row>
        <table:table-row table:style-name="ro1">
          <table:table-cell office:value-type="string">
            <text:p>6053</text:p>
          </table:table-cell>
          <table:table-cell office:value-type="string">
            <text:p>197.80.75.3</text:p>
          </table:table-cell>
          <table:table-cell office:value-type="float" office:value="10.746">
            <text:p>10.746</text:p>
          </table:table-cell>
          <table:table-cell office:value-type="float" office:value="1063854">
            <text:p>1063854</text:p>
          </table:table-cell>
          <table:table-cell office:value-type="string">
            <text:p>197.80.7.15</text:p>
          </table:table-cell>
          <table:table-cell office:value-type="float" office:value="-9.306">
            <text:p>-9.306</text:p>
          </table:table-cell>
          <table:table-cell office:value-type="float" office:value="-921294">
            <text:p>-921294</text:p>
          </table:table-cell>
          <table:table-cell office:value-type="string">
            <text:p>197.80.4.9</text:p>
          </table:table-cell>
          <table:table-cell office:value-type="float" office:value="0.863">
            <text:p>0.863</text:p>
          </table:table-cell>
          <table:table-cell office:value-type="float" office:value="85437">
            <text:p>85437</text:p>
          </table:table-cell>
          <table:table-cell office:value-type="string">
            <text:p>197.80.4.22</text:p>
          </table:table-cell>
          <table:table-cell office:value-type="float" office:value="-0.878">
            <text:p>-0.878</text:p>
          </table:table-cell>
          <table:table-cell office:value-type="float" office:value="-86922">
            <text:p>-86922</text:p>
          </table:table-cell>
          <table:table-cell table:style-name="ce2" office:value-type="string">
            <text:p>196.60.8.102</text:p>
          </table:table-cell>
          <table:table-cell office:value-type="float" office:value="-0.432">
            <text:p>-0.432</text:p>
          </table:table-cell>
          <table:table-cell office:value-type="float" office:value="-42768">
            <text:p>-42768</text:p>
          </table:table-cell>
          <table:table-cell office:value-type="string">
            <text:p>169.255.0.235</text:p>
          </table:table-cell>
          <table:table-cell office:value-type="float" office:value="0.0870000000000001">
            <text:p>0.087</text:p>
          </table:table-cell>
          <table:table-cell office:value-type="float" office:value="8613.00000000001">
            <text:p>8613</text:p>
          </table:table-cell>
          <table:table-cell office:value-type="string">
            <text:p>169.255.0.135</text:p>
          </table:table-cell>
          <table:table-cell office:value-type="float" office:value="0.181">
            <text:p>0.181</text:p>
          </table:table-cell>
          <table:table-cell office:value-type="float" office:value="17919">
            <text:p>17919</text:p>
          </table:table-cell>
          <table:table-cell table:number-columns-repeated="1002"/>
        </table:table-row>
        <table:table-row table:style-name="ro1">
          <table:table-cell office:value-type="string">
            <text:p>6176</text:p>
          </table:table-cell>
          <table:table-cell office:value-type="string">
            <text:p>196.10.55.131</text:p>
          </table:table-cell>
          <table:table-cell office:value-type="float" office:value="0.672">
            <text:p>0.672</text:p>
          </table:table-cell>
          <table:table-cell office:value-type="float" office:value="66528">
            <text:p>66528</text:p>
          </table:table-cell>
          <table:table-cell office:value-type="string">
            <text:p>197.96.4.17</text:p>
          </table:table-cell>
          <table:table-cell office:value-type="float" office:value="0.686">
            <text:p>0.686</text:p>
          </table:table-cell>
          <table:table-cell office:value-type="float" office:value="67914">
            <text:p>67914</text:p>
          </table:table-cell>
          <table:table-cell office:value-type="string">
            <text:p>168.209.93.204</text:p>
          </table:table-cell>
          <table:table-cell office:value-type="float" office:value="-0.166">
            <text:p>-0.166</text:p>
          </table:table-cell>
          <table:table-cell office:value-type="float" office:value="-16434">
            <text:p>-16434</text:p>
          </table:table-cell>
          <table:table-cell office:value-type="string">
            <text:p>168.209.0.178</text:p>
          </table:table-cell>
          <table:table-cell office:value-type="float" office:value="10.175">
            <text:p>10.175</text:p>
          </table:table-cell>
          <table:table-cell office:value-type="float" office:value="1007325">
            <text:p>1007325</text:p>
          </table:table-cell>
          <table:table-cell office:value-type="string">
            <text:p>168.209.0.22</text:p>
          </table:table-cell>
          <table:table-cell office:value-type="float" office:value="0.00999999999999979">
            <text:p>0.01</text:p>
          </table:table-cell>
          <table:table-cell office:value-type="float" office:value="989.999999999979">
            <text:p>990</text:p>
          </table:table-cell>
          <table:table-cell office:value-type="string">
            <text:p>168.209.1.179</text:p>
          </table:table-cell>
          <table:table-cell office:value-type="float" office:value="0.690999999999999">
            <text:p>0.691</text:p>
          </table:table-cell>
          <table:table-cell office:value-type="float" office:value="68408.9999999999">
            <text:p>68408.9999999999</text:p>
          </table:table-cell>
          <table:table-cell table:style-name="ce2" office:value-type="string">
            <text:p>196.60.8.102</text:p>
          </table:table-cell>
          <table:table-cell office:value-type="float" office:value="0.953000000000001">
            <text:p>0.953</text:p>
          </table:table-cell>
          <table:table-cell office:value-type="float" office:value="94347.0000000001">
            <text:p>94347.0000000001</text:p>
          </table:table-cell>
          <table:table-cell office:value-type="string">
            <text:p>169.255.0.235</text:p>
          </table:table-cell>
          <table:table-cell office:value-type="float" office:value="-0.859">
            <text:p>-0.859</text:p>
          </table:table-cell>
          <table:table-cell office:value-type="float" office:value="-85041">
            <text:p>-85041</text:p>
          </table:table-cell>
          <table:table-cell office:value-type="string">
            <text:p>169.255.0.135</text:p>
          </table:table-cell>
          <table:table-cell office:value-type="float" office:value="0.210999999999998">
            <text:p>0.211</text:p>
          </table:table-cell>
          <table:table-cell office:value-type="float" office:value="20888.9999999998">
            <text:p>20888.9999999998</text:p>
          </table:table-cell>
          <table:table-cell table:number-columns-repeated="996"/>
        </table:table-row>
        <table:table-row table:style-name="ro1">
          <table:table-cell office:value-type="string">
            <text:p>6179</text:p>
          </table:table-cell>
          <table:table-cell office:value-type="string">
            <text:p>196.10.53.2</text:p>
          </table:table-cell>
          <table:table-cell office:value-type="float" office:value="1.516">
            <text:p>1.516</text:p>
          </table:table-cell>
          <table:table-cell office:value-type="float" office:value="150084">
            <text:p>150084</text:p>
          </table:table-cell>
          <table:table-cell office:value-type="string">
            <text:p>196.223.14.81</text:p>
          </table:table-cell>
          <table:table-cell office:value-type="float" office:value="0.345">
            <text:p>0.345</text:p>
          </table:table-cell>
          <table:table-cell office:value-type="float" office:value="34155">
            <text:p>34155</text:p>
          </table:table-cell>
          <table:table-cell office:value-type="string">
            <text:p>105.16.28.10</text:p>
          </table:table-cell>
          <table:table-cell office:value-type="float" office:value="0.132">
            <text:p>0.132</text:p>
          </table:table-cell>
          <table:table-cell office:value-type="float" office:value="13068">
            <text:p>13068</text:p>
          </table:table-cell>
          <table:table-cell table:style-name="ce4" office:value-type="string">
            <text:p>196.60.9.102</text:p>
          </table:table-cell>
          <table:table-cell office:value-type="float" office:value="0.421">
            <text:p>0.421</text:p>
          </table:table-cell>
          <table:table-cell office:value-type="float" office:value="41679">
            <text:p>41679</text:p>
          </table:table-cell>
          <table:table-cell office:value-type="string">
            <text:p>169.255.0.235</text:p>
          </table:table-cell>
          <table:table-cell office:value-type="float" office:value="-0.101">
            <text:p>-0.101</text:p>
          </table:table-cell>
          <table:table-cell office:value-type="float" office:value="-9999">
            <text:p>-9999</text:p>
          </table:table-cell>
          <table:table-cell office:value-type="string">
            <text:p>169.255.0.135</text:p>
          </table:table-cell>
          <table:table-cell office:value-type="float" office:value="0.0699999999999998">
            <text:p>0.07</text:p>
          </table:table-cell>
          <table:table-cell office:value-type="float" office:value="6929.99999999999">
            <text:p>6930</text:p>
          </table:table-cell>
          <table:table-cell table:number-columns-repeated="1005"/>
        </table:table-row>
        <table:table-row table:style-name="ro1">
          <table:table-cell office:value-type="string">
            <text:p>6187</text:p>
          </table:table-cell>
          <table:table-cell office:value-type="string">
            <text:p>196.10.54.131</text:p>
          </table:table-cell>
          <table:table-cell office:value-type="float" office:value="3.837">
            <text:p>3.837</text:p>
          </table:table-cell>
          <table:table-cell office:value-type="float" office:value="379863">
            <text:p>379863</text:p>
          </table:table-cell>
          <table:table-cell office:value-type="string">
            <text:p>196.14.20.201</text:p>
          </table:table-cell>
          <table:table-cell office:value-type="float" office:value="3.061">
            <text:p>3.061</text:p>
          </table:table-cell>
          <table:table-cell office:value-type="float" office:value="303039">
            <text:p>303039</text:p>
          </table:table-cell>
          <table:table-cell office:value-type="string">
            <text:p>168.209.6.12</text:p>
          </table:table-cell>
          <table:table-cell office:value-type="float" office:value="4.044">
            <text:p>4.044</text:p>
          </table:table-cell>
          <table:table-cell office:value-type="float" office:value="400356">
            <text:p>400356</text:p>
          </table:table-cell>
          <table:table-cell office:value-type="string">
            <text:p>168.209.0.108</text:p>
          </table:table-cell>
          <table:table-cell office:value-type="float" office:value="11.102">
            <text:p>11.102</text:p>
          </table:table-cell>
          <table:table-cell office:value-type="float" office:value="1099098">
            <text:p>1099098</text:p>
          </table:table-cell>
          <table:table-cell office:value-type="string">
            <text:p>168.209.1.179</text:p>
          </table:table-cell>
          <table:table-cell office:value-type="float" office:value="1.156">
            <text:p>1.156</text:p>
          </table:table-cell>
          <table:table-cell office:value-type="float" office:value="114444">
            <text:p>114444</text:p>
          </table:table-cell>
          <table:table-cell table:style-name="ce2" office:value-type="string">
            <text:p>196.60.8.102</text:p>
          </table:table-cell>
          <table:table-cell office:value-type="float" office:value="-1.652">
            <text:p>-1.652</text:p>
          </table:table-cell>
          <table:table-cell office:value-type="float" office:value="-163548">
            <text:p>-163548</text:p>
          </table:table-cell>
          <table:table-cell office:value-type="string">
            <text:p>169.255.0.235</text:p>
          </table:table-cell>
          <table:table-cell office:value-type="float" office:value="-1.36">
            <text:p>-1.36</text:p>
          </table:table-cell>
          <table:table-cell office:value-type="float" office:value="-134640">
            <text:p>-134640</text:p>
          </table:table-cell>
          <table:table-cell office:value-type="string">
            <text:p>169.255.0.135</text:p>
          </table:table-cell>
          <table:table-cell office:value-type="float" office:value="-0.157999999999998">
            <text:p>-0.158</text:p>
          </table:table-cell>
          <table:table-cell office:value-type="float" office:value="-15641.9999999998">
            <text:p>-15641.9999999998</text:p>
          </table:table-cell>
          <table:table-cell table:number-columns-repeated="999"/>
        </table:table-row>
        <table:table-row table:style-name="ro1">
          <table:table-cell office:value-type="string">
            <text:p>6569</text:p>
          </table:table-cell>
          <table:table-cell office:value-type="string">
            <text:p>188.172.217.85</text:p>
          </table:table-cell>
          <table:table-cell office:value-type="float" office:value="0.242">
            <text:p>0.242</text:p>
          </table:table-cell>
          <table:table-cell office:value-type="float" office:value="23958">
            <text:p>23958</text:p>
          </table:table-cell>
          <table:table-cell table:style-name="ce2" office:value-type="string">
            <text:p>196.60.8.102</text:p>
          </table:table-cell>
          <table:table-cell office:value-type="float" office:value="0.063">
            <text:p>0.063</text:p>
          </table:table-cell>
          <table:table-cell office:value-type="float" office:value="6237">
            <text:p>6237</text:p>
          </table:table-cell>
          <table:table-cell office:value-type="string">
            <text:p>169.255.0.235</text:p>
          </table:table-cell>
          <table:table-cell office:value-type="float" office:value="-0.045">
            <text:p>-0.045</text:p>
          </table:table-cell>
          <table:table-cell office:value-type="float" office:value="-4455">
            <text:p>-4455</text:p>
          </table:table-cell>
          <table:table-cell office:value-type="string">
            <text:p>169.255.0.135</text:p>
          </table:table-cell>
          <table:table-cell office:value-type="float" office:value="0.176">
            <text:p>0.176</text:p>
          </table:table-cell>
          <table:table-cell office:value-type="float" office:value="17424">
            <text:p>17424</text:p>
          </table:table-cell>
          <table:table-cell table:number-columns-repeated="1011"/>
        </table:table-row>
        <table:table-row table:style-name="ro1">
          <table:table-cell office:value-type="string">
            <text:p>6777</text:p>
          </table:table-cell>
          <table:table-cell office:value-type="string">
            <text:p>41.221.208.93</text:p>
          </table:table-cell>
          <table:table-cell office:value-type="float" office:value="1.291">
            <text:p>1.291</text:p>
          </table:table-cell>
          <table:table-cell office:value-type="float" office:value="127809">
            <text:p>127809</text:p>
          </table:table-cell>
          <table:table-cell office:value-type="string">
            <text:p>63.223.48.74</text:p>
          </table:table-cell>
          <table:table-cell office:value-type="float" office:value="15.584">
            <text:p>15.584</text:p>
          </table:table-cell>
          <table:table-cell office:value-type="float" office:value="1542816">
            <text:p>1542816</text:p>
          </table:table-cell>
          <table:table-cell office:value-type="string">
            <text:p>63.223.48.74</text:p>
          </table:table-cell>
          <table:table-cell office:value-type="float" office:value="-0.268000000000001">
            <text:p>-0.268</text:p>
          </table:table-cell>
          <table:table-cell office:value-type="float" office:value="-26532.0000000001">
            <text:p>-26532.0000000001</text:p>
          </table:table-cell>
          <table:table-cell office:value-type="string">
            <text:p>196.33.119.97</text:p>
          </table:table-cell>
          <table:table-cell office:value-type="float" office:value="0.710000000000001">
            <text:p>0.71</text:p>
          </table:table-cell>
          <table:table-cell office:value-type="float" office:value="70290.0000000001">
            <text:p>70290.0000000001</text:p>
          </table:table-cell>
          <table:table-cell office:value-type="string">
            <text:p>168.209.86.218</text:p>
          </table:table-cell>
          <table:table-cell office:value-type="float" office:value="-0.242999999999999">
            <text:p>-0.243</text:p>
          </table:table-cell>
          <table:table-cell office:value-type="float" office:value="-24056.9999999999">
            <text:p>-24056.9999999999</text:p>
          </table:table-cell>
          <table:table-cell office:value-type="string">
            <text:p>168.209.86.217</text:p>
          </table:table-cell>
          <table:table-cell office:value-type="float" office:value="-0.0330000000000012">
            <text:p>-0.033</text:p>
          </table:table-cell>
          <table:table-cell office:value-type="float" office:value="-3267.00000000012">
            <text:p>-3267.0000000001</text:p>
          </table:table-cell>
          <table:table-cell office:value-type="string">
            <text:p>196.26.0.130</text:p>
          </table:table-cell>
          <table:table-cell office:value-type="float" office:value="-0.506">
            <text:p>-0.506</text:p>
          </table:table-cell>
          <table:table-cell office:value-type="float" office:value="-50094">
            <text:p>-50094</text:p>
          </table:table-cell>
          <table:table-cell table:style-name="ce2" office:value-type="string">
            <text:p>196.60.8.102</text:p>
          </table:table-cell>
          <table:table-cell office:value-type="float" office:value="0.940000000000001">
            <text:p>0.94</text:p>
          </table:table-cell>
          <table:table-cell office:value-type="float" office:value="93060.0000000001">
            <text:p>93060.0000000001</text:p>
          </table:table-cell>
          <table:table-cell office:value-type="string">
            <text:p>169.255.0.235</text:p>
          </table:table-cell>
          <table:table-cell office:value-type="float" office:value="0.102">
            <text:p>0.102</text:p>
          </table:table-cell>
          <table:table-cell office:value-type="float" office:value="10098">
            <text:p>10098</text:p>
          </table:table-cell>
          <table:table-cell office:value-type="string">
            <text:p>169.255.0.135</text:p>
          </table:table-cell>
          <table:table-cell office:value-type="float" office:value="0.379999999999999">
            <text:p>0.38</text:p>
          </table:table-cell>
          <table:table-cell office:value-type="float" office:value="37619.9999999999">
            <text:p>37619.9999999999</text:p>
          </table:table-cell>
          <table:table-cell table:number-columns-repeated="993"/>
        </table:table-row>
        <table:table-row table:style-name="ro1">
          <table:table-cell office:value-type="string">
            <text:p>6779</text:p>
          </table:table-cell>
          <table:table-cell office:value-type="string">
            <text:p>41.79.249.226</text:p>
          </table:table-cell>
          <table:table-cell office:value-type="float" office:value="0.248">
            <text:p>0.248</text:p>
          </table:table-cell>
          <table:table-cell office:value-type="float" office:value="24552">
            <text:p>24552</text:p>
          </table:table-cell>
          <table:table-cell office:value-type="string">
            <text:p>63.218.150.37</text:p>
          </table:table-cell>
          <table:table-cell office:value-type="float" office:value="0.859">
            <text:p>0.859</text:p>
          </table:table-cell>
          <table:table-cell office:value-type="float" office:value="85041">
            <text:p>85041</text:p>
          </table:table-cell>
          <table:table-cell office:value-type="string">
            <text:p>196.33.119.97</text:p>
          </table:table-cell>
          <table:table-cell office:value-type="float" office:value="0.233">
            <text:p>0.233</text:p>
          </table:table-cell>
          <table:table-cell office:value-type="float" office:value="23067">
            <text:p>23067</text:p>
          </table:table-cell>
          <table:table-cell office:value-type="string">
            <text:p>168.209.86.218</text:p>
          </table:table-cell>
          <table:table-cell office:value-type="float" office:value="-0.038">
            <text:p>-0.038</text:p>
          </table:table-cell>
          <table:table-cell office:value-type="float" office:value="-3762">
            <text:p>-3762</text:p>
          </table:table-cell>
          <table:table-cell office:value-type="string">
            <text:p>168.209.86.217</text:p>
          </table:table-cell>
          <table:table-cell office:value-type="float" office:value="0.24">
            <text:p>0.24</text:p>
          </table:table-cell>
          <table:table-cell office:value-type="float" office:value="23760">
            <text:p>23760</text:p>
          </table:table-cell>
          <table:table-cell office:value-type="string">
            <text:p>168.209.1.179</text:p>
          </table:table-cell>
          <table:table-cell office:value-type="float" office:value="-0.662">
            <text:p>-0.662</text:p>
          </table:table-cell>
          <table:table-cell office:value-type="float" office:value="-65538">
            <text:p>-65538</text:p>
          </table:table-cell>
          <table:table-cell table:style-name="ce2" office:value-type="string">
            <text:p>196.60.8.102</text:p>
          </table:table-cell>
          <table:table-cell office:value-type="float" office:value="1.035">
            <text:p>1.035</text:p>
          </table:table-cell>
          <table:table-cell office:value-type="float" office:value="102465">
            <text:p>102465</text:p>
          </table:table-cell>
          <table:table-cell office:value-type="string">
            <text:p>169.255.0.235</text:p>
          </table:table-cell>
          <table:table-cell office:value-type="float" office:value="0.03">
            <text:p>0.03</text:p>
          </table:table-cell>
          <table:table-cell office:value-type="float" office:value="2970">
            <text:p>2970</text:p>
          </table:table-cell>
          <table:table-cell office:value-type="string">
            <text:p>169.255.0.135</text:p>
          </table:table-cell>
          <table:table-cell office:value-type="float" office:value="0.0980000000000001">
            <text:p>0.098</text:p>
          </table:table-cell>
          <table:table-cell office:value-type="float" office:value="9702.00000000001">
            <text:p>9702</text:p>
          </table:table-cell>
          <table:table-cell table:number-columns-repeated="99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5">25/02/2021</text:date>, <text:time>20:3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5T20:32:02</dc:date>
    <dc:creator>paul mccherry</dc:creator>
    <meta:document-statistic meta:table-count="1" meta:cell-count="1430" meta:object-count="0"/>
    <meta:generator>OpenOffice/4.1.9$Unix OpenOffice.org_project/419m1$Build-9805</meta:generator>
  </office:meta>
</office:document-meta>
</file>